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4"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5" style:family="paragraph" style:parent-style-name="Standard">
      <style:paragraph-properties fo:text-align="justify" style:justify-single-word="false"/>
      <style:text-properties style:font-name="Georgia" officeooo:paragraph-rsid="0059ab76" style:font-name-asian="Georgia1" style:font-name-complex="Georgia1"/>
    </style:style>
    <style:style style:name="P6" style:family="paragraph" style:parent-style-name="Standard">
      <style:paragraph-properties fo:text-align="justify" style:justify-single-word="false"/>
      <style:text-properties style:font-name="Georgia" officeooo:paragraph-rsid="005e9faf" style:font-name-asian="Georgia1" style:font-name-complex="Georgia1"/>
    </style:style>
    <style:style style:name="P7" style:family="paragraph" style:parent-style-name="Standard">
      <style:paragraph-properties fo:text-align="justify" style:justify-single-word="false"/>
      <style:text-properties style:font-name="Georgia" officeooo:paragraph-rsid="0060cd64" style:font-name-asian="Georgia1" style:font-name-complex="Georgia1"/>
    </style:style>
    <style:style style:name="P8" style:family="paragraph" style:parent-style-name="Standard">
      <style:paragraph-properties fo:text-align="justify" style:justify-single-word="false"/>
      <style:text-properties style:font-name="Georgia" officeooo:rsid="0037bcdb" style:font-name-asian="Georgia1" style:font-name-complex="Georgia1"/>
    </style:style>
    <style:style style:name="P9" style:family="paragraph" style:parent-style-name="Standard">
      <style:paragraph-properties fo:text-align="justify" style:justify-single-word="false"/>
      <style:text-properties style:font-name="Georgia" officeooo:rsid="0023ad53" officeooo:paragraph-rsid="0059ab76" style:font-name-asian="Georgia1" style:font-name-complex="Georgia1"/>
    </style:style>
    <style:style style:name="P10" style:family="paragraph" style:parent-style-name="Standard">
      <style:paragraph-properties fo:text-align="justify" style:justify-single-word="false"/>
      <style:text-properties style:font-name="Georgia" officeooo:rsid="0023ad53" officeooo:paragraph-rsid="003e180c" style:font-name-asian="Georgia1" style:font-name-complex="Georgia1"/>
    </style:style>
    <style:style style:name="P11" style:family="paragraph" style:parent-style-name="Standard">
      <style:paragraph-properties fo:text-align="justify" style:justify-single-word="false"/>
      <style:text-properties style:font-name="Georgia" officeooo:rsid="0023ad53" officeooo:paragraph-rsid="005fb279" style:font-name-asian="Georgia1" style:font-name-complex="Georgia1"/>
    </style:style>
    <style:style style:name="P12" style:family="paragraph" style:parent-style-name="Standard">
      <style:paragraph-properties fo:text-align="justify" style:justify-single-word="false"/>
      <style:text-properties style:font-name="Georgia" officeooo:rsid="0023ad53" officeooo:paragraph-rsid="0060cd64" style:font-name-asian="Georgia1" style:font-name-complex="Georgia1"/>
    </style:style>
    <style:style style:name="P13" style:family="paragraph" style:parent-style-name="Standard">
      <style:paragraph-properties fo:text-align="justify" style:justify-single-word="false"/>
      <style:text-properties style:font-name="Georgia" officeooo:rsid="005af97f" officeooo:paragraph-rsid="005af97f" style:font-name-asian="Georgia1" style:font-name-complex="Georgia1"/>
    </style:style>
    <style:style style:name="P14" style:family="paragraph" style:parent-style-name="Standard">
      <style:paragraph-properties fo:text-align="justify" style:justify-single-word="false"/>
      <style:text-properties style:font-name="Georgia" officeooo:rsid="005b0cec" officeooo:paragraph-rsid="005b0cec" fo:background-color="#ffff00" style:font-name-asian="Georgia1" style:font-name-complex="Georgia1"/>
    </style:style>
    <style:style style:name="P15" style:family="paragraph" style:parent-style-name="Standard">
      <style:paragraph-properties fo:text-align="justify" style:justify-single-word="false"/>
      <style:text-properties style:font-name="Georgia" officeooo:rsid="005b0cec" officeooo:paragraph-rsid="005bd027" fo:background-color="#ffff00" style:font-name-asian="Georgia1" style:font-name-complex="Georgia1"/>
    </style:style>
    <style:style style:name="P16" style:family="paragraph" style:parent-style-name="Standard">
      <style:paragraph-properties fo:text-align="justify" style:justify-single-word="false"/>
      <style:text-properties style:font-name="Georgia" fo:font-weight="bold" officeooo:rsid="0023ad53" officeooo:paragraph-rsid="0060cd64" style:font-name-asian="Georgia1" style:font-weight-asian="bold" style:font-name-complex="Georgia1" style:font-weight-complex="bold"/>
    </style:style>
    <style:style style:name="P17" style:family="paragraph" style:parent-style-name="Standard">
      <style:paragraph-properties fo:text-align="justify" style:justify-single-word="false"/>
      <style:text-properties style:font-name="Georgia" fo:font-weight="bold" officeooo:rsid="005ea9ee" officeooo:paragraph-rsid="005ea9ee" style:font-name-asian="Georgia1" style:font-weight-asian="bold" style:font-name-complex="Georgia1" style:font-weight-complex="bold"/>
    </style:style>
    <style:style style:name="P18" style:family="paragraph" style:parent-style-name="Standard">
      <style:paragraph-properties fo:text-align="justify" style:justify-single-word="false"/>
      <style:text-properties style:font-name="Georgia" fo:font-weight="bold" officeooo:rsid="005fb279" officeooo:paragraph-rsid="005fb279" style:font-name-asian="Georgia1" style:font-weight-asian="bold" style:font-name-complex="Georgia1" style:font-weight-complex="bold"/>
    </style:style>
    <style:style style:name="P19" style:family="paragraph" style:parent-style-name="Standard">
      <style:paragraph-properties fo:text-align="justify" style:justify-single-word="false"/>
      <style:text-properties style:font-name="Georgia" fo:font-weight="bold" officeooo:rsid="005fb279" officeooo:paragraph-rsid="0060cd64" style:font-name-asian="Georgia1" style:font-weight-asian="bold" style:font-name-complex="Georgia1" style:font-weight-complex="bold"/>
    </style:style>
    <style:style style:name="P20" style:family="paragraph" style:parent-style-name="Standard">
      <style:paragraph-properties fo:text-align="justify" style:justify-single-word="false"/>
      <style:text-properties style:font-name="Georgia" fo:font-style="italic" officeooo:paragraph-rsid="005fb279" style:font-name-asian="Georgia1" style:font-style-asian="italic" style:font-name-complex="Georgia1" style:font-style-complex="italic"/>
    </style:style>
    <style:style style:name="P21" style:family="paragraph" style:parent-style-name="Standard">
      <style:paragraph-properties fo:text-align="justify" style:justify-single-word="false"/>
      <style:text-properties style:font-name="Georgia" fo:font-weight="normal" officeooo:paragraph-rsid="003e180c" style:font-name-asian="Georgia1" style:font-weight-asian="normal" style:font-name-complex="Georgia1" style:font-weight-complex="normal"/>
    </style:style>
    <style:style style:name="P22" style:family="paragraph" style:parent-style-name="Standard">
      <style:paragraph-properties fo:margin-left="0cm" fo:margin-right="0cm" fo:text-align="end" style:justify-single-word="false" fo:text-indent="0cm" style:auto-text-indent="false"/>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0379c43"/>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fo:font-size="9pt" style:font-size-asian="7.84999990463257pt" style:font-size-complex="9pt"/>
    </style:style>
    <style:style style:name="P27" style:family="paragraph" style:parent-style-name="Standard">
      <style:text-properties fo:font-size="9pt" style:font-size-asian="7.84999990463257pt" style:font-size-complex="9pt"/>
    </style:style>
    <style:style style:name="P28" style:family="paragraph" style:parent-style-name="Title">
      <style:text-properties fo:font-size="40pt" officeooo:paragraph-rsid="001dc34f" style:font-size-asian="40pt" style:font-size-complex="40pt"/>
    </style:style>
    <style:style style:name="P29" style:family="paragraph" style:parent-style-name="Standard">
      <style:paragraph-properties fo:text-align="justify" style:justify-single-word="false"/>
      <style:text-properties officeooo:paragraph-rsid="003680dc"/>
    </style:style>
    <style:style style:name="P30" style:family="paragraph" style:parent-style-name="Standard">
      <style:paragraph-properties fo:text-align="justify" style:justify-single-word="false"/>
      <style:text-properties officeooo:paragraph-rsid="00428b2c"/>
    </style:style>
    <style:style style:name="P31" style:family="paragraph" style:parent-style-name="Standard">
      <style:paragraph-properties fo:text-align="justify" style:justify-single-word="false"/>
      <style:text-properties officeooo:paragraph-rsid="00379c43"/>
    </style:style>
    <style:style style:name="P32" style:family="paragraph" style:parent-style-name="Standard">
      <style:paragraph-properties fo:text-align="justify" style:justify-single-word="false"/>
      <style:text-properties officeooo:paragraph-rsid="003f3f15"/>
    </style:style>
    <style:style style:name="P33" style:family="paragraph" style:parent-style-name="Standard">
      <style:paragraph-properties fo:text-align="justify" style:justify-single-word="false"/>
      <style:text-properties officeooo:paragraph-rsid="005fb279"/>
    </style:style>
    <style:style style:name="P34" style:family="paragraph" style:parent-style-name="Standard">
      <style:paragraph-properties fo:text-align="start" style:justify-single-word="false"/>
      <style:text-properties officeooo:paragraph-rsid="00379c43"/>
    </style:style>
    <style:style style:name="P35"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36" style:family="paragraph" style:parent-style-name="Figure_20_Index_20_1">
      <style:paragraph-properties>
        <style:tab-stops>
          <style:tab-stop style:position="15.919cm" style:type="right" style:leader-style="dotted" style:leader-text="."/>
        </style:tab-stops>
      </style:paragraph-properties>
    </style:style>
    <style:style style:name="P37" style:family="paragraph" style:parent-style-name="Standard">
      <style:paragraph-properties fo:text-align="justify" style:justify-single-word="false"/>
      <style:text-properties fo:color="#2a6099" loext:opacity="100%" style:font-name="Georgia" officeooo:rsid="005b0cec" officeooo:paragraph-rsid="005b0cec" style:font-name-asian="Georgia1" style:font-name-complex="Georgia1"/>
    </style:style>
    <style:style style:name="P38" style:family="paragraph" style:parent-style-name="Standard">
      <style:paragraph-properties fo:text-align="justify" style:justify-single-word="false"/>
      <style:text-properties fo:color="#2a6099" loext:opacity="100%" style:font-name="Georgia" officeooo:paragraph-rsid="003e180c" style:font-name-asian="Georgia1" style:font-name-complex="Georgia1"/>
    </style:style>
    <style:style style:name="P39" style:family="paragraph" style:parent-style-name="Standard">
      <style:paragraph-properties fo:text-align="justify" style:justify-single-word="false"/>
      <style:text-properties fo:color="#2a6099" loext:opacity="100%" style:font-name="Georgia" officeooo:rsid="0023ad53" officeooo:paragraph-rsid="0060cd64" style:font-name-asian="Georgia1" style:font-name-complex="Georgia1"/>
    </style:style>
    <style:style style:name="P40" style:family="paragraph" style:parent-style-name="Standard">
      <style:paragraph-properties fo:text-align="justify" style:justify-single-word="false"/>
      <style:text-properties fo:color="#2a6099" loext:opacity="100%" style:font-name="Georgia" officeooo:rsid="005fb279" officeooo:paragraph-rsid="005fb279" style:font-name-asian="Georgia1" style:font-name-complex="Georgia1"/>
    </style:style>
    <style:style style:name="P41" style:family="paragraph" style:parent-style-name="Standard">
      <style:paragraph-properties fo:text-align="justify" style:justify-single-word="false"/>
      <style:text-properties fo:color="#2a6099" loext:opacity="100%" style:font-name="Georgia" officeooo:rsid="005fb279" officeooo:paragraph-rsid="0060cd64" style:font-name-asian="Georgia1" style:font-name-complex="Georgia1"/>
    </style:style>
    <style:style style:name="P42" style:family="paragraph" style:parent-style-name="Standard">
      <style:paragraph-properties fo:text-align="justify" style:justify-single-word="false"/>
      <style:text-properties fo:color="#2a6099" loext:opacity="100%" style:font-name="Georgia" fo:font-weight="bold" officeooo:paragraph-rsid="005e9faf" style:font-name-asian="Georgia1" style:font-weight-asian="bold" style:font-name-complex="Georgia1" style:font-weight-complex="bold"/>
    </style:style>
    <style:style style:name="P43" style:family="paragraph" style:parent-style-name="Standard">
      <style:paragraph-properties fo:text-align="justify" style:justify-single-word="false"/>
      <style:text-properties fo:color="#2a6099" loext:opacity="100%" style:font-name="Georgia" fo:font-weight="bold" officeooo:paragraph-rsid="005fb279" style:font-name-asian="Georgia1" style:font-weight-asian="bold" style:font-name-complex="Georgia1" style:font-weight-complex="bold"/>
    </style:style>
    <style:style style:name="P44" style:family="paragraph" style:parent-style-name="Standard">
      <style:paragraph-properties fo:text-align="justify" style:justify-single-word="false"/>
      <style:text-properties fo:color="#2a6099" loext:opacity="100%" style:font-name="Georgia" fo:font-weight="bold" officeooo:rsid="005b0cec" officeooo:paragraph-rsid="005b0cec" style:font-name-asian="Georgia1" style:font-weight-asian="bold" style:font-name-complex="Georgia1" style:font-weight-complex="bold"/>
    </style:style>
    <style:style style:name="P45" style:family="paragraph" style:parent-style-name="Standard">
      <style:paragraph-properties fo:text-align="justify" style:justify-single-word="false"/>
      <style:text-properties fo:color="#2a6099" loext:opacity="100%" style:font-name="Georgia" style:text-underline-style="solid" style:text-underline-width="auto" style:text-underline-color="font-color" officeooo:rsid="0059ab76" officeooo:paragraph-rsid="0060cd64" style:font-name-asian="Georgia1" style:font-name-complex="Georgia1"/>
    </style:style>
    <style:style style:name="P46" style:family="paragraph" style:parent-style-name="Standard">
      <style:paragraph-properties fo:text-align="justify" style:justify-single-word="false"/>
      <style:text-properties fo:color="#2a6099" loext:opacity="100%" style:font-name="Georgia" style:text-underline-style="none" officeooo:rsid="0059ab76" officeooo:paragraph-rsid="0059ab76" style:font-name-asian="Georgia1" style:font-name-complex="Georgia1"/>
    </style:style>
    <style:style style:name="P47" style:family="paragraph" style:parent-style-name="Standard">
      <style:paragraph-properties fo:text-align="justify" style:justify-single-word="false"/>
      <style:text-properties style:use-window-font-color="true" loext:opacity="0%" style:font-name="Georgia" officeooo:paragraph-rsid="005b0cec" style:font-name-asian="Georgia1" style:font-name-complex="Georgia1"/>
    </style:style>
    <style:style style:name="P48" style:family="paragraph" style:parent-style-name="Standard">
      <style:paragraph-properties fo:text-align="justify" style:justify-single-word="false"/>
      <style:text-properties style:use-window-font-color="true" loext:opacity="0%" style:font-name="Georgia" officeooo:paragraph-rsid="005d92f0" style:font-name-asian="Georgia1" style:font-name-complex="Georgia1"/>
    </style:style>
    <style:style style:name="P49" style:family="paragraph" style:parent-style-name="Standard">
      <style:paragraph-properties fo:text-align="justify" style:justify-single-word="false"/>
      <style:text-properties style:use-window-font-color="true" loext:opacity="0%" style:font-name="Georgia" officeooo:paragraph-rsid="005ea9ee" style:font-name-asian="Georgia1" style:font-name-complex="Georgia1"/>
    </style:style>
    <style:style style:name="P50" style:family="paragraph" style:parent-style-name="Standard">
      <style:paragraph-properties fo:text-align="justify" style:justify-single-word="false"/>
      <style:text-properties style:use-window-font-color="true" loext:opacity="0%" style:font-name="Georgia" officeooo:paragraph-rsid="005fb279" style:font-name-asian="Georgia1" style:font-name-complex="Georgia1"/>
    </style:style>
    <style:style style:name="P51" style:family="paragraph" style:parent-style-name="Standard">
      <style:paragraph-properties fo:text-align="justify" style:justify-single-word="false"/>
      <style:text-properties style:use-window-font-color="true" loext:opacity="0%" style:font-name="Georgia" officeooo:paragraph-rsid="003c54e5" style:font-name-asian="Georgia1" style:font-name-complex="Georgia1"/>
    </style:style>
    <style:style style:name="P52" style:family="paragraph" style:parent-style-name="Standard">
      <style:paragraph-properties fo:text-align="justify" style:justify-single-word="false"/>
      <style:text-properties style:use-window-font-color="true" loext:opacity="0%" style:font-name="Georgia" officeooo:paragraph-rsid="0059ab76" style:font-name-asian="Georgia1" style:font-name-complex="Georgia1"/>
    </style:style>
    <style:style style:name="P53" style:family="paragraph" style:parent-style-name="Standard">
      <style:paragraph-properties fo:text-align="justify" style:justify-single-word="false"/>
      <style:text-properties style:use-window-font-color="true" loext:opacity="0%" style:font-name="Georgia" officeooo:rsid="005d92f0" officeooo:paragraph-rsid="005d92f0" style:font-name-asian="Georgia1" style:font-name-complex="Georgia1"/>
    </style:style>
    <style:style style:name="P54" style:family="paragraph" style:parent-style-name="Standard">
      <style:paragraph-properties fo:text-align="justify" style:justify-single-word="false"/>
      <style:text-properties style:use-window-font-color="true" loext:opacity="0%" style:font-name="Georgia" officeooo:rsid="005d92f0" officeooo:paragraph-rsid="005e9faf" style:font-name-asian="Georgia1" style:font-name-complex="Georgia1"/>
    </style:style>
    <style:style style:name="P55" style:family="paragraph" style:parent-style-name="Standard">
      <style:paragraph-properties fo:text-align="justify" style:justify-single-word="false"/>
      <style:text-properties style:use-window-font-color="true" loext:opacity="0%" style:font-name="Georgia" fo:font-weight="bold" officeooo:rsid="0060cd64" officeooo:paragraph-rsid="0060cd64" fo:background-color="transparent" style:font-name-asian="Georgia1" style:font-weight-asian="bold" style:font-name-complex="Georgia1" style:font-weight-complex="bold"/>
    </style:style>
    <style:style style:name="P56" style:family="paragraph" style:parent-style-name="Standard">
      <style:paragraph-properties fo:text-align="justify" style:justify-single-word="false"/>
      <style:text-properties style:use-window-font-color="true" loext:opacity="0%" style:font-name="Georgia" officeooo:rsid="005e9faf" officeooo:paragraph-rsid="005e9faf" fo:background-color="#ffff00" style:font-name-asian="Georgia1" style:font-name-complex="Georgia1"/>
    </style:style>
    <style:style style:name="P57"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58" style:family="paragraph" style:parent-style-name="Contents_20_1">
      <style:paragraph-properties>
        <style:tab-stops>
          <style:tab-stop style:position="15.921cm" style:type="right" style:leader-style="dotted" style:leader-text="."/>
        </style:tab-stops>
      </style:paragraph-properties>
    </style:style>
    <style:style style:name="P59" style:family="paragraph" style:parent-style-name="Contents_20_2">
      <style:paragraph-properties>
        <style:tab-stops>
          <style:tab-stop style:position="15.921cm" style:type="right" style:leader-style="dotted" style:leader-text="."/>
        </style:tab-stops>
      </style:paragraph-properties>
    </style:style>
    <style:style style:name="P60" style:family="paragraph" style:parent-style-name="Contents_20_Heading" style:master-page-name="Standard">
      <style:paragraph-properties style:page-number="1" fo:break-before="page"/>
    </style:style>
    <style:style style:name="P61"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3c54e5"/>
    </style:style>
    <style:style style:name="P6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fb279"/>
    </style:style>
    <style:style style:name="P6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3c54e5" officeooo:paragraph-rsid="0059ab76"/>
    </style:style>
    <style:style style:name="P6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6806dd" officeooo:paragraph-rsid="006806dd"/>
    </style:style>
    <style:style style:name="P65"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3e180c"/>
    </style:style>
    <style:style style:name="P66" style:family="paragraph" style:parent-style-name="Heading_20_2" style:list-style-name="L6" style:master-page-name="">
      <style:paragraph-properties fo:margin-left="1.3cm" fo:margin-right="0cm" fo:margin-top="0cm" fo:margin-bottom="0cm" style:contextual-spacing="false" fo:text-align="start" style:justify-single-word="false" fo:text-indent="0cm" style:auto-text-indent="false" style:page-number="auto"/>
      <style:text-properties officeooo:paragraph-rsid="005fb279"/>
    </style:style>
    <style:style style:name="P67" style:family="paragraph" style:parent-style-name="Heading_20_2" style:list-style-name="L6">
      <style:paragraph-properties fo:margin-left="1.3cm" fo:margin-right="0cm" fo:margin-top="0cm" fo:margin-bottom="0cm" style:contextual-spacing="false" fo:text-align="start" style:justify-single-word="false" fo:text-indent="0cm" style:auto-text-indent="false" fo:break-before="page"/>
      <style:text-properties officeooo:paragraph-rsid="005fb279"/>
    </style:style>
    <style:style style:name="P68" style:family="paragraph" style:parent-style-name="Standard" style:list-style-name="L10">
      <style:paragraph-properties fo:text-align="justify" style:justify-single-word="false"/>
      <style:text-properties style:font-name="Georgia" officeooo:paragraph-rsid="0059ab76" style:font-name-asian="Georgia1" style:font-name-complex="Georgia1"/>
    </style:style>
    <style:style style:name="P69" style:family="paragraph" style:parent-style-name="Standard">
      <style:paragraph-properties fo:text-align="justify" style:justify-single-word="false"/>
      <style:text-properties style:font-name="Georgia" officeooo:paragraph-rsid="0059ab76" style:font-name-asian="Georgia1" style:font-name-complex="Georgia1"/>
    </style:style>
    <style:style style:name="P70" style:family="paragraph" style:parent-style-name="Standard">
      <style:paragraph-properties fo:text-align="justify" style:justify-single-word="false"/>
      <style:text-properties style:font-name="Georgia" officeooo:paragraph-rsid="006806dd" style:font-name-asian="Georgia1" style:font-name-complex="Georgia1"/>
    </style:style>
    <style:style style:name="P71" style:family="paragraph" style:parent-style-name="Standard">
      <style:paragraph-properties fo:text-align="justify" style:justify-single-word="false"/>
      <style:text-properties style:font-name="Georgia" officeooo:paragraph-rsid="006b20cb" style:font-name-asian="Georgia1" style:font-name-complex="Georgia1"/>
    </style:style>
    <style:style style:name="P72" style:family="paragraph" style:parent-style-name="Standard">
      <style:paragraph-properties fo:text-align="justify" style:justify-single-word="false"/>
      <style:text-properties style:font-name="Georgia" officeooo:paragraph-rsid="0061d9b9" style:font-name-asian="Georgia1" style:font-name-complex="Georgia1"/>
    </style:style>
    <style:style style:name="P73" style:family="paragraph" style:parent-style-name="Standard">
      <style:paragraph-properties fo:text-align="justify" style:justify-single-word="false"/>
      <style:text-properties style:font-name="Georgia" officeooo:rsid="0023ad53" officeooo:paragraph-rsid="0059ab76" style:font-name-asian="Georgia1" style:font-name-complex="Georgia1"/>
    </style:style>
    <style:style style:name="P74" style:family="paragraph" style:parent-style-name="Standard">
      <style:paragraph-properties fo:text-align="justify" style:justify-single-word="false"/>
      <style:text-properties style:font-name="Georgia" officeooo:rsid="0023ad53" officeooo:paragraph-rsid="0065a3e7" style:font-name-asian="Georgia1" style:font-name-complex="Georgia1"/>
    </style:style>
    <style:style style:name="P75" style:family="paragraph" style:parent-style-name="Standard">
      <style:paragraph-properties fo:text-align="justify" style:justify-single-word="false"/>
      <style:text-properties style:font-name="Georgia" officeooo:rsid="0023ad53" officeooo:paragraph-rsid="0060cd64" style:font-name-asian="Georgia1" style:font-name-complex="Georgia1"/>
    </style:style>
    <style:style style:name="P76" style:family="paragraph" style:parent-style-name="Standard">
      <style:paragraph-properties fo:text-align="center" style:justify-single-word="false"/>
      <style:text-properties style:font-name="Georgia" officeooo:rsid="0023ad53" officeooo:paragraph-rsid="0060f630" style:font-name-asian="Georgia1" style:font-name-complex="Georgia1"/>
    </style:style>
    <style:style style:name="P77" style:family="paragraph" style:parent-style-name="Standard">
      <style:paragraph-properties fo:text-align="justify" style:justify-single-word="false"/>
      <style:text-properties style:font-name="Georgia" officeooo:rsid="0065a3e7" officeooo:paragraph-rsid="0065a3e7" style:font-name-asian="Georgia1" style:font-name-complex="Georgia1"/>
    </style:style>
    <style:style style:name="P78" style:family="paragraph" style:parent-style-name="Standard">
      <style:paragraph-properties fo:text-align="justify" style:justify-single-word="false"/>
      <style:text-properties style:font-name="Georgia" officeooo:rsid="00699dc6" officeooo:paragraph-rsid="00699dc6" style:font-name-asian="Georgia1" style:font-name-complex="Georgia1"/>
    </style:style>
    <style:style style:name="P79" style:family="paragraph" style:parent-style-name="Standard">
      <style:paragraph-properties fo:text-align="center" style:justify-single-word="false"/>
      <style:text-properties style:font-name="Georgia" officeooo:paragraph-rsid="0073b3cb" style:font-name-asian="Georgia1" style:font-name-complex="Georgia1"/>
    </style:style>
    <style:style style:name="P80" style:family="paragraph" style:parent-style-name="Standard" style:list-style-name="L4">
      <style:paragraph-properties fo:text-align="justify" style:justify-single-word="false"/>
      <style:text-properties style:font-name="Georgia" fo:font-weight="normal" officeooo:paragraph-rsid="003e180c" style:font-name-asian="Georgia1" style:font-weight-asian="normal" style:font-name-complex="Georgia1" style:font-weight-complex="normal"/>
    </style:style>
    <style:style style:name="P81" style:family="paragraph" style:parent-style-name="Standard">
      <style:paragraph-properties fo:text-align="justify" style:justify-single-word="false"/>
      <style:text-properties style:font-name="Georgia" fo:font-weight="normal" officeooo:paragraph-rsid="0059ab76" style:font-name-asian="Georgia1" style:font-weight-asian="normal" style:font-name-complex="Georgia1" style:font-weight-complex="normal"/>
    </style:style>
    <style:style style:name="P82" style:family="paragraph" style:parent-style-name="Standard">
      <style:paragraph-properties fo:text-align="justify" style:justify-single-word="false"/>
      <style:text-properties style:font-name="Georgia" fo:font-style="italic" officeooo:paragraph-rsid="006b20cb" style:font-name-asian="Georgia1" style:font-style-asian="italic" style:font-name-complex="Georgia1" style:font-style-complex="italic"/>
    </style:style>
    <style:style style:name="P83" style:family="paragraph" style:parent-style-name="Standard" style:list-style-name="L11">
      <style:paragraph-properties fo:text-align="justify" style:justify-single-word="false"/>
      <style:text-properties style:font-name="Georgia" fo:font-style="italic" officeooo:rsid="0065a3e7" officeooo:paragraph-rsid="0065a3e7" style:font-name-asian="Georgia1" style:font-style-asian="italic" style:font-name-complex="Georgia1" style:font-style-complex="italic"/>
    </style:style>
    <style:style style:name="P84" style:family="paragraph" style:parent-style-name="Standard">
      <style:paragraph-properties fo:text-align="justify" style:justify-single-word="false"/>
      <style:text-properties style:font-name="Georgia" fo:font-weight="bold" officeooo:rsid="005ea9ee" officeooo:paragraph-rsid="0073b3cb" style:font-name-asian="Georgia1" style:font-weight-asian="bold" style:font-name-complex="Georgia1" style:font-weight-complex="bold"/>
    </style:style>
    <style:style style:name="P85" style:family="paragraph" style:parent-style-name="Standard" style:master-page-name="First_20_Page">
      <style:paragraph-properties fo:text-align="center" style:justify-single-word="false" style:page-number="1"/>
    </style:style>
    <style:style style:name="P86" style:family="paragraph" style:parent-style-name="Standard" style:list-style-name="L2">
      <style:paragraph-properties fo:text-align="justify" style:justify-single-word="false"/>
      <style:text-properties fo:color="#2a6099" loext:opacity="100%" style:font-name="Georgia" officeooo:rsid="005b0cec" officeooo:paragraph-rsid="005b0cec" style:font-name-asian="Georgia1" style:font-name-complex="Georgia1"/>
    </style:style>
    <style:style style:name="P87" style:family="paragraph" style:parent-style-name="Standard" style:list-style-name="L5">
      <style:paragraph-properties fo:text-align="justify" style:justify-single-word="false"/>
      <style:text-properties fo:color="#2a6099" loext:opacity="100%" style:font-name="Georgia" officeooo:paragraph-rsid="005b0cec" style:font-name-asian="Georgia1" style:font-name-complex="Georgia1"/>
    </style:style>
    <style:style style:name="P88" style:family="paragraph" style:parent-style-name="Standard" style:list-style-name="L8">
      <style:paragraph-properties fo:text-align="justify" style:justify-single-word="false"/>
      <style:text-properties fo:color="#2a6099" loext:opacity="100%" style:font-name="Georgia" officeooo:paragraph-rsid="0065a3e7" style:font-name-asian="Georgia1" style:font-name-complex="Georgia1"/>
    </style:style>
    <style:style style:name="P89" style:family="paragraph" style:parent-style-name="Standard">
      <style:paragraph-properties fo:text-align="justify" style:justify-single-word="false"/>
      <style:text-properties fo:color="#2a6099" loext:opacity="100%" style:font-name="Georgia" officeooo:paragraph-rsid="006b20cb" style:font-name-asian="Georgia1" style:font-name-complex="Georgia1"/>
    </style:style>
    <style:style style:name="P90" style:family="paragraph" style:parent-style-name="Standard" style:list-style-name="L5">
      <style:paragraph-properties fo:text-align="justify" style:justify-single-word="false"/>
      <style:text-properties fo:color="#2a6099" loext:opacity="100%" style:font-name="Georgia" officeooo:rsid="005af97f" officeooo:paragraph-rsid="005b0cec" style:font-name-asian="Georgia1" style:font-name-complex="Georgia1"/>
    </style:style>
    <style:style style:name="P91" style:family="paragraph" style:parent-style-name="Standard" style:list-style-name="L7">
      <style:paragraph-properties fo:text-align="justify" style:justify-single-word="false"/>
      <style:text-properties fo:color="#2a6099" loext:opacity="100%" style:font-name="Georgia" officeooo:rsid="0023ad53" officeooo:paragraph-rsid="005fb279" style:font-name-asian="Georgia1" style:font-name-complex="Georgia1"/>
    </style:style>
    <style:style style:name="P92" style:family="paragraph" style:parent-style-name="Standard" style:list-style-name="L7">
      <style:paragraph-properties fo:text-align="justify" style:justify-single-word="false"/>
      <style:text-properties fo:color="#2a6099" loext:opacity="100%" style:font-name="Georgia" officeooo:rsid="0023ad53" officeooo:paragraph-rsid="0060cd64" style:font-name-asian="Georgia1" style:font-name-complex="Georgia1"/>
    </style:style>
    <style:style style:name="P93" style:family="paragraph" style:parent-style-name="Standard">
      <style:paragraph-properties fo:text-align="justify" style:justify-single-word="false"/>
      <style:text-properties fo:color="#2a6099" loext:opacity="100%" style:font-name="Georgia" officeooo:rsid="0023ad53" officeooo:paragraph-rsid="0059ab76" style:font-name-asian="Georgia1" style:font-name-complex="Georgia1"/>
    </style:style>
    <style:style style:name="P94" style:family="paragraph" style:parent-style-name="Standard">
      <style:paragraph-properties fo:text-align="justify" style:justify-single-word="false"/>
      <style:text-properties fo:color="#2a6099" loext:opacity="100%" style:font-name="Georgia" officeooo:rsid="0023ad53" officeooo:paragraph-rsid="0060cd64" style:font-name-asian="Georgia1" style:font-name-complex="Georgia1"/>
    </style:style>
    <style:style style:name="P95" style:family="paragraph" style:parent-style-name="Standard" style:list-style-name="L20">
      <style:paragraph-properties fo:text-align="justify" style:justify-single-word="false"/>
      <style:text-properties fo:color="#2a6099" loext:opacity="100%" style:font-name="Georgia" officeooo:rsid="00699dc6" officeooo:paragraph-rsid="00699dc6" style:font-name-asian="Georgia1" style:font-name-complex="Georgia1"/>
    </style:style>
    <style:style style:name="P96" style:family="paragraph" style:parent-style-name="Standard" style:list-style-name="L18">
      <style:paragraph-properties fo:text-align="justify" style:justify-single-word="false"/>
      <style:text-properties fo:color="#2a6099" loext:opacity="100%" style:font-name="Georgia" officeooo:rsid="00699dc6" officeooo:paragraph-rsid="00699dc6" style:font-name-asian="Georgia1" style:font-name-complex="Georgia1"/>
    </style:style>
    <style:style style:name="P97" style:family="paragraph" style:parent-style-name="Standard" style:list-style-name="L18">
      <style:paragraph-properties fo:text-align="justify" style:justify-single-word="false"/>
      <style:text-properties fo:color="#2a6099" loext:opacity="100%" style:font-name="Georgia" officeooo:rsid="0069811a" officeooo:paragraph-rsid="00699dc6" style:font-name-asian="Georgia1" style:font-name-complex="Georgia1"/>
    </style:style>
    <style:style style:name="P98" style:family="paragraph" style:parent-style-name="Standard" style:list-style-name="L8">
      <style:paragraph-properties fo:text-align="justify" style:justify-single-word="false"/>
      <style:text-properties fo:color="#2a6099" loext:opacity="100%" style:font-name="Georgia" officeooo:rsid="0065a3e7" officeooo:paragraph-rsid="0065a3e7" style:font-name-asian="Georgia1" style:font-name-complex="Georgia1"/>
    </style:style>
    <style:style style:name="P99" style:family="paragraph" style:parent-style-name="Standard" style:list-style-name="L2">
      <style:paragraph-properties fo:text-align="justify" style:justify-single-word="false"/>
      <style:text-properties fo:color="#2a6099" loext:opacity="100%" style:font-name="Georgia" fo:font-weight="bold" officeooo:rsid="005d92f0" officeooo:paragraph-rsid="005d92f0" style:font-name-asian="Georgia1" style:font-weight-asian="bold" style:font-name-complex="Georgia1" style:font-weight-complex="bold"/>
    </style:style>
    <style:style style:name="P100" style:family="paragraph" style:parent-style-name="Standard" style:list-style-name="L2">
      <style:paragraph-properties fo:text-align="justify" style:justify-single-word="false"/>
      <style:text-properties fo:color="#2a6099" loext:opacity="100%" style:font-name="Georgia" fo:font-weight="bold" officeooo:rsid="005fb279" officeooo:paragraph-rsid="005fb279" style:font-name-asian="Georgia1" style:font-weight-asian="bold" style:font-name-complex="Georgia1" style:font-weight-complex="bold"/>
    </style:style>
    <style:style style:name="P101" style:family="paragraph" style:parent-style-name="Standard" style:list-style-name="L3">
      <style:paragraph-properties fo:text-align="justify" style:justify-single-word="false"/>
      <style:text-properties fo:color="#2a6099" loext:opacity="100%" style:font-name="Georgia" fo:font-weight="bold" officeooo:rsid="005b0cec" officeooo:paragraph-rsid="005b0cec" style:font-name-asian="Georgia1" style:font-weight-asian="bold" style:font-name-complex="Georgia1" style:font-weight-complex="bold"/>
    </style:style>
    <style:style style:name="P102" style:family="paragraph" style:parent-style-name="Standard" style:list-style-name="L2">
      <style:paragraph-properties fo:text-align="justify" style:justify-single-word="false"/>
      <style:text-properties fo:color="#2a6099" loext:opacity="100%" style:font-name="Georgia" fo:font-weight="normal" officeooo:rsid="005fb279" officeooo:paragraph-rsid="005fb279" style:font-name-asian="Georgia1" style:font-weight-asian="normal" style:font-name-complex="Georgia1" style:font-weight-complex="normal"/>
    </style:style>
    <style:style style:name="P103" style:family="paragraph" style:parent-style-name="Standard" style:list-style-name="L5">
      <style:paragraph-properties fo:text-align="justify" style:justify-single-word="false"/>
      <style:text-properties fo:color="#2a6099" loext:opacity="100%" style:font-name="Georgia" fo:font-weight="normal" officeooo:rsid="005af97f" officeooo:paragraph-rsid="005b0cec" style:font-name-asian="Georgia1" style:font-weight-asian="normal" style:font-name-complex="Georgia1" style:font-weight-complex="normal"/>
    </style:style>
    <style:style style:name="P104" style:family="paragraph" style:parent-style-name="Standard" style:list-style-name="L5">
      <style:paragraph-properties fo:text-align="justify" style:justify-single-word="false"/>
      <style:text-properties fo:color="#2a6099" loext:opacity="100%" style:font-name="Georgia" officeooo:rsid="005af97f" officeooo:paragraph-rsid="005b0cec" fo:background-color="transparent" style:font-name-asian="Georgia1" style:font-name-complex="Georgia1"/>
    </style:style>
    <style:style style:name="P105" style:family="paragraph" style:parent-style-name="Standard" style:list-style-name="L5">
      <style:paragraph-properties fo:text-align="justify" style:justify-single-word="false"/>
      <style:text-properties fo:color="#2a6099" loext:opacity="100%" style:font-name="Georgia" officeooo:paragraph-rsid="005b0cec" fo:background-color="transparent" style:font-name-asian="Georgia1" style:font-name-complex="Georgia1"/>
    </style:style>
    <style:style style:name="P106" style:family="paragraph" style:parent-style-name="Standard" style:list-style-name="L8">
      <style:paragraph-properties fo:text-align="justify" style:justify-single-word="false"/>
      <style:text-properties fo:color="#2a6099" loext:opacity="100%" style:font-name="Georgia" officeooo:rsid="0023ad53" officeooo:paragraph-rsid="0065a3e7" fo:background-color="transparent" style:font-name-asian="Georgia1" style:font-name-complex="Georgia1"/>
    </style:style>
    <style:style style:name="P107" style:family="paragraph" style:parent-style-name="Standard" style:list-style-name="L9">
      <style:paragraph-properties fo:text-align="justify" style:justify-single-word="false"/>
      <style:text-properties fo:color="#2a6099" loext:opacity="100%" style:font-name="Georgia" fo:font-style="normal" fo:font-weight="normal" officeooo:rsid="0023ad53" officeooo:paragraph-rsid="0060cd64" style:font-name-asian="Georgia1" style:font-style-asian="normal" style:font-weight-asian="normal" style:font-name-complex="Georgia1" style:font-style-complex="normal" style:font-weight-complex="normal"/>
    </style:style>
    <style:style style:name="P108" style:family="paragraph" style:parent-style-name="Standard" style:list-style-name="L9">
      <style:paragraph-properties fo:text-align="justify" style:justify-single-word="false"/>
      <style:text-properties fo:color="#2a6099" loext:opacity="100%" style:font-name="Georgia" fo:font-style="normal" fo:font-weight="normal" officeooo:rsid="0023ad53" officeooo:paragraph-rsid="00673e8c" style:font-name-asian="Georgia1" style:font-style-asian="normal" style:font-weight-asian="normal" style:font-name-complex="Georgia1" style:font-style-complex="normal" style:font-weight-complex="normal"/>
    </style:style>
    <style:style style:name="P109" style:family="paragraph" style:parent-style-name="Standard" style:list-style-name="L14">
      <style:paragraph-properties fo:text-align="justify" style:justify-single-word="false"/>
      <style:text-properties fo:color="#2a6099" loext:opacity="100%" style:font-name="Georgia" fo:font-style="normal" fo:font-weight="normal" officeooo:rsid="00673e8c" officeooo:paragraph-rsid="00673e8c" style:font-name-asian="Georgia1" style:font-style-asian="normal" style:font-weight-asian="normal" style:font-name-complex="Georgia1" style:font-style-complex="normal" style:font-weight-complex="normal"/>
    </style:style>
    <style:style style:name="P110" style:family="paragraph" style:parent-style-name="Standard" style:list-style-name="L15">
      <style:paragraph-properties fo:text-align="justify" style:justify-single-word="false"/>
      <style:text-properties fo:color="#2a6099" loext:opacity="100%" style:font-name="Georgia" fo:font-style="normal" fo:font-weight="normal" officeooo:rsid="0067d6c6" officeooo:paragraph-rsid="0067d6c6" style:font-name-asian="Georgia1" style:font-style-asian="normal" style:font-weight-asian="normal" style:font-name-complex="Georgia1" style:font-style-complex="normal" style:font-weight-complex="normal"/>
    </style:style>
    <style:style style:name="P111" style:family="paragraph" style:parent-style-name="Standard" style:list-style-name="L11">
      <style:paragraph-properties fo:text-align="justify" style:justify-single-word="false"/>
      <style:text-properties fo:color="#2a6099" loext:opacity="100%" style:font-name="Georgia" fo:font-style="normal" fo:font-weight="normal" officeooo:rsid="0065a3e7" officeooo:paragraph-rsid="0065a3e7" style:font-name-asian="Georgia1" style:font-style-asian="normal" style:font-weight-asian="normal" style:font-name-complex="Georgia1" style:font-style-complex="normal" style:font-weight-complex="normal"/>
    </style:style>
    <style:style style:name="P112" style:family="paragraph" style:parent-style-name="Standard" style:list-style-name="L12">
      <style:paragraph-properties fo:text-align="justify" style:justify-single-word="false"/>
      <style:text-properties fo:color="#2a6099" loext:opacity="100%" style:font-name="Georgia" fo:font-style="normal" fo:font-weight="normal" officeooo:rsid="0065a3e7" officeooo:paragraph-rsid="0065a3e7" style:font-name-asian="Georgia1" style:font-style-asian="normal" style:font-weight-asian="normal" style:font-name-complex="Georgia1" style:font-style-complex="normal" style:font-weight-complex="normal"/>
    </style:style>
    <style:style style:name="P113" style:family="paragraph" style:parent-style-name="Standard" style:list-style-name="L13">
      <style:paragraph-properties fo:text-align="justify" style:justify-single-word="false"/>
      <style:text-properties fo:color="#2a6099" loext:opacity="100%" style:font-name="Georgia" fo:font-style="normal" fo:font-weight="normal" officeooo:rsid="0065a3e7" officeooo:paragraph-rsid="0065a3e7" style:font-name-asian="Georgia1" style:font-style-asian="normal" style:font-weight-asian="normal" style:font-name-complex="Georgia1" style:font-style-complex="normal" style:font-weight-complex="normal"/>
    </style:style>
    <style:style style:name="P114" style:family="paragraph" style:parent-style-name="Standard" style:list-style-name="L16">
      <style:paragraph-properties fo:text-align="justify" style:justify-single-word="false"/>
      <style:text-properties fo:color="#2a6099" loext:opacity="100%" style:font-name="Georgia" fo:font-style="normal" fo:font-weight="normal" officeooo:rsid="0067d6c6" officeooo:paragraph-rsid="0067d6c6" fo:background-color="#ffff00" style:font-name-asian="Georgia1" style:font-style-asian="normal" style:font-weight-asian="normal" style:font-name-complex="Georgia1" style:font-style-complex="normal" style:font-weight-complex="normal"/>
    </style:style>
    <style:style style:name="P115" style:family="paragraph" style:parent-style-name="Standard" style:list-style-name="L13">
      <style:paragraph-properties fo:text-align="justify" style:justify-single-word="false"/>
      <style:text-properties fo:color="#2a6099" loext:opacity="100%" style:font-name="Georgia" fo:font-style="normal" fo:font-weight="normal" officeooo:rsid="0065a3e7" officeooo:paragraph-rsid="0065a3e7" fo:background-color="transparent" style:font-name-asian="Georgia1" style:font-style-asian="normal" style:font-weight-asian="normal" style:font-name-complex="Georgia1" style:font-style-complex="normal" style:font-weight-complex="normal"/>
    </style:style>
    <style:style style:name="P116" style:family="paragraph" style:parent-style-name="Standard" style:list-style-name="L12">
      <style:paragraph-properties fo:text-align="justify" style:justify-single-word="false"/>
      <style:text-properties fo:color="#2a6099" loext:opacity="100%" style:font-name="Georgia" fo:font-style="normal" officeooo:rsid="0065a3e7" officeooo:paragraph-rsid="0065a3e7" style:font-name-asian="Georgia1" style:font-style-asian="normal" style:font-name-complex="Georgia1" style:font-style-complex="normal"/>
    </style:style>
    <style:style style:name="P117" style:family="paragraph" style:parent-style-name="Standard">
      <style:paragraph-properties fo:text-align="justify" style:justify-single-word="false"/>
      <style:text-properties fo:color="#2a6099" loext:opacity="100%" style:font-name="Georgia" fo:font-style="normal" officeooo:paragraph-rsid="005fb279" style:font-name-asian="Georgia1" style:font-style-asian="normal" style:font-name-complex="Georgia1" style:font-style-complex="normal"/>
    </style:style>
    <style:style style:name="P118" style:family="paragraph" style:parent-style-name="Standard" style:list-style-name="L13">
      <style:paragraph-properties fo:text-align="justify" style:justify-single-word="false"/>
      <style:text-properties fo:color="#2a6099" loext:opacity="100%" style:font-name="Georgia" fo:font-style="normal" officeooo:rsid="0065a3e7" officeooo:paragraph-rsid="0065a3e7" fo:background-color="transparent" style:font-name-asian="Georgia1" style:font-style-asian="normal" style:font-name-complex="Georgia1" style:font-style-complex="normal"/>
    </style:style>
    <style:style style:name="P119" style:family="paragraph" style:parent-style-name="Standard">
      <style:paragraph-properties fo:text-align="justify" style:justify-single-word="false"/>
      <style:text-properties fo:color="#2a6099" loext:opacity="100%" style:font-name="Georgia" fo:font-style="italic" officeooo:paragraph-rsid="0060cd64" style:font-name-asian="Georgia1" style:font-style-asian="italic" style:font-name-complex="Georgia1" style:font-style-complex="italic"/>
    </style:style>
    <style:style style:name="P120" style:family="paragraph" style:parent-style-name="Standard">
      <style:paragraph-properties fo:text-align="justify" style:justify-single-word="false"/>
      <style:text-properties fo:color="#2a6099" loext:opacity="100%" style:font-name="Georgia" fo:font-style="italic" officeooo:paragraph-rsid="0065a3e7" style:font-name-asian="Georgia1" style:font-style-asian="italic" style:font-name-complex="Georgia1" style:font-style-complex="italic"/>
    </style:style>
    <style:style style:name="P121" style:family="paragraph" style:parent-style-name="Standard">
      <style:paragraph-properties fo:text-align="justify" style:justify-single-word="false"/>
      <style:text-properties fo:color="#2a6099" loext:opacity="100%" style:font-name="Georgia" fo:font-style="italic" officeooo:paragraph-rsid="006b20cb" style:font-name-asian="Georgia1" style:font-style-asian="italic" style:font-name-complex="Georgia1" style:font-style-complex="italic"/>
    </style:style>
    <style:style style:name="P122" style:family="paragraph" style:parent-style-name="Standard" style:list-style-name="L18">
      <style:paragraph-properties fo:text-align="justify" style:justify-single-word="false"/>
      <style:text-properties fo:color="#2a6099" loext:opacity="100%" style:font-name="Georgia" officeooo:rsid="00699dc6" officeooo:paragraph-rsid="00699dc6" fo:background-color="#ffff00" style:font-name-asian="Georgia1" style:font-name-complex="Georgia1"/>
    </style:style>
    <style:style style:name="P123" style:family="paragraph" style:parent-style-name="Standard" style:list-style-name="L19">
      <style:paragraph-properties fo:text-align="justify" style:justify-single-word="false"/>
      <style:text-properties fo:color="#2a6099" loext:opacity="100%" style:font-name="Georgia" officeooo:rsid="00699dc6" officeooo:paragraph-rsid="00699dc6" fo:background-color="#ffff00" style:font-name-asian="Georgia1" style:font-name-complex="Georgia1"/>
    </style:style>
    <style:style style:name="P124" style:family="paragraph" style:parent-style-name="Standard" style:list-style-name="L21">
      <style:paragraph-properties fo:text-align="justify" style:justify-single-word="false"/>
      <style:text-properties officeooo:paragraph-rsid="006d1aaa"/>
    </style:style>
    <style:style style:name="P125" style:family="paragraph" style:parent-style-name="Standard">
      <style:paragraph-properties fo:text-align="justify" style:justify-single-word="false"/>
      <style:text-properties style:use-window-font-color="true" loext:opacity="0%" style:font-name="Georgia" officeooo:paragraph-rsid="005fb279" style:font-name-asian="Georgia1" style:font-name-complex="Georgia1"/>
    </style:style>
    <style:style style:name="P126" style:family="paragraph" style:parent-style-name="Standard">
      <style:paragraph-properties fo:text-align="justify" style:justify-single-word="false"/>
      <style:text-properties style:use-window-font-color="true" loext:opacity="0%" style:font-name="Georgia" fo:font-style="normal" fo:font-weight="normal" officeooo:paragraph-rsid="006b20cb" style:font-name-asian="Georgia1" style:font-style-asian="normal" style:font-weight-asian="normal" style:font-name-complex="Georgia1" style:font-style-complex="normal" style:font-weight-complex="normal"/>
    </style:style>
    <style:style style:name="P127" style:family="paragraph" style:parent-style-name="Standard">
      <style:paragraph-properties fo:text-align="justify" style:justify-single-word="false"/>
      <style:text-properties style:use-window-font-color="true" loext:opacity="0%" style:font-name="Georgia" fo:font-style="normal" fo:font-weight="bold" officeooo:paragraph-rsid="006b20cb" style:font-name-asian="Georgia1" style:font-style-asian="normal" style:font-weight-asian="bold" style:font-name-complex="Georgia1" style:font-style-complex="normal" style:font-weight-complex="bold"/>
    </style:style>
    <style:style style:name="P128" style:family="paragraph" style:parent-style-name="Standard" style:list-style-name="L19">
      <style:paragraph-properties fo:text-align="center" style:justify-single-word="false"/>
      <style:text-properties fo:color="#ff0000" loext:opacity="100%" style:font-name="Georgia" fo:font-weight="bold" officeooo:rsid="00699dc6" officeooo:paragraph-rsid="00699dc6" style:font-name-asian="Georgia1" style:font-weight-asian="bold" style:font-name-complex="Georgia1" style:font-weight-complex="bold"/>
    </style:style>
    <style:style style:name="P129" style:family="paragraph" style:parent-style-name="Standard" style:list-style-name="L21">
      <style:paragraph-properties fo:text-align="justify" style:justify-single-word="false"/>
      <style:text-properties officeooo:rsid="006d1aaa" officeooo:paragraph-rsid="006d1aaa"/>
    </style:style>
    <style:style style:name="P130" style:family="paragraph" style:parent-style-name="Standard" style:list-style-name="L21">
      <style:paragraph-properties fo:text-align="justify" style:justify-single-word="false"/>
      <style:text-properties officeooo:rsid="006e3089" officeooo:paragraph-rsid="006e3089"/>
    </style:style>
    <style:style style:name="T1" style:family="text">
      <style:text-properties style:font-name="Georgia" style:font-name-asian="Georgia1" style:font-name-complex="Georgia1"/>
    </style:style>
    <style:style style:name="T2" style:family="text">
      <style:text-properties style:font-name="Georgia" officeooo:rsid="003680dc" style:font-name-asian="Georgia1" style:font-name-complex="Georgia1"/>
    </style:style>
    <style:style style:name="T3" style:family="text">
      <style:text-properties style:font-name="Georgia" officeooo:rsid="003593c8" style:font-name-asian="Georgia1" style:font-name-complex="Georgia1"/>
    </style:style>
    <style:style style:name="T4" style:family="text">
      <style:text-properties style:font-name="Georgia" officeooo:rsid="003a3aa8" style:font-name-asian="Georgia1" style:font-name-complex="Georgia1"/>
    </style:style>
    <style:style style:name="T5" style:family="text">
      <style:text-properties style:font-name="Georgia" officeooo:rsid="0054b763" style:font-name-asian="Georgia1" style:font-name-complex="Georgia1"/>
    </style:style>
    <style:style style:name="T6" style:family="text">
      <style:text-properties style:font-name="Georgia" officeooo:rsid="006d1aaa" style:font-name-asian="Georgia1" style:font-name-complex="Georgia1"/>
    </style:style>
    <style:style style:name="T7" style:family="text">
      <style:text-properties officeooo:rsid="002037fa"/>
    </style:style>
    <style:style style:name="T8" style:family="text">
      <style:text-properties officeooo:rsid="002c2d63"/>
    </style:style>
    <style:style style:name="T9" style:family="text">
      <style:text-properties officeooo:rsid="003593c8"/>
    </style:style>
    <style:style style:name="T10" style:family="text">
      <style:text-properties officeooo:rsid="005419ee"/>
    </style:style>
    <style:style style:name="T11" style:family="text">
      <style:text-properties officeooo:rsid="0023ad53"/>
    </style:style>
    <style:style style:name="T12" style:family="text">
      <style:text-properties officeooo:rsid="0059ab76"/>
    </style:style>
    <style:style style:name="T13" style:family="text">
      <style:text-properties officeooo:rsid="005af97f"/>
    </style:style>
    <style:style style:name="T14" style:family="text">
      <style:text-properties fo:color="#2a6099" loext:opacity="100%"/>
    </style:style>
    <style:style style:name="T15" style:family="text">
      <style:text-properties fo:color="#2a6099" loext:opacity="100%" officeooo:rsid="005d92f0"/>
    </style:style>
    <style:style style:name="T16" style:family="text">
      <style:text-properties fo:color="#2a6099" loext:opacity="100%" fo:font-weight="bold" officeooo:rsid="005e9faf" style:font-weight-asian="bold" style:font-weight-complex="bold"/>
    </style:style>
    <style:style style:name="T17" style:family="text">
      <style:text-properties fo:color="#2a6099" loext:opacity="100%" fo:font-weight="bold" officeooo:rsid="005fb279" style:font-weight-asian="bold" style:font-weight-complex="bold"/>
    </style:style>
    <style:style style:name="T18" style:family="text">
      <style:text-properties fo:color="#2a6099" loext:opacity="100%" fo:font-weight="bold" officeooo:rsid="006b20cb" style:font-weight-asian="bold" style:font-weight-complex="bold"/>
    </style:style>
    <style:style style:name="T19" style:family="text">
      <style:text-properties fo:color="#2a6099" loext:opacity="100%" fo:font-style="normal" fo:font-weight="bold" style:font-style-asian="normal" style:font-weight-asian="bold" style:font-style-complex="normal" style:font-weight-complex="bold"/>
    </style:style>
    <style:style style:name="T20" style:family="text">
      <style:text-properties fo:color="#2a6099" loext:opacity="100%" fo:font-style="normal" fo:font-weight="bold" officeooo:rsid="005fb279" style:font-style-asian="normal" style:font-weight-asian="bold" style:font-style-complex="normal" style:font-weight-complex="bold"/>
    </style:style>
    <style:style style:name="T21" style:family="text">
      <style:text-properties fo:color="#2a6099" loext:opacity="100%" fo:font-style="normal" fo:font-weight="bold" officeooo:rsid="0065a3e7" style:font-style-asian="normal" style:font-weight-asian="bold" style:font-style-complex="normal" style:font-weight-complex="bold"/>
    </style:style>
    <style:style style:name="T22" style:family="text">
      <style:text-properties fo:color="#2a6099" loext:opacity="100%" fo:font-style="normal" fo:font-weight="bold" officeooo:rsid="006b20cb" style:font-style-asian="normal" style:font-weight-asian="bold" style:font-style-complex="normal" style:font-weight-complex="bold"/>
    </style:style>
    <style:style style:name="T23" style:family="text">
      <style:text-properties fo:color="#2a6099" loext:opacity="100%" fo:font-style="normal" fo:font-weight="bold" officeooo:rsid="006b3580" style:font-style-asian="normal" style:font-weight-asian="bold" style:font-style-complex="normal" style:font-weight-complex="bold"/>
    </style:style>
    <style:style style:name="T24" style:family="text">
      <style:text-properties fo:color="#2a6099" loext:opacity="100%" fo:font-style="normal" fo:font-weight="normal" style:font-style-asian="normal" style:font-weight-asian="normal" style:font-style-complex="normal" style:font-weight-complex="normal"/>
    </style:style>
    <style:style style:name="T25" style:family="text">
      <style:text-properties fo:color="#2a6099" loext:opacity="100%" fo:font-style="normal" fo:font-weight="normal" officeooo:rsid="005e9faf" style:font-style-asian="normal" style:font-weight-asian="normal" style:font-style-complex="normal" style:font-weight-complex="normal"/>
    </style:style>
    <style:style style:name="T26" style:family="text">
      <style:text-properties fo:color="#2a6099" loext:opacity="100%" fo:font-style="italic" fo:font-weight="bold" officeooo:rsid="005e9faf" style:font-style-asian="italic" style:font-weight-asian="bold" style:font-style-complex="italic" style:font-weight-complex="bold"/>
    </style:style>
    <style:style style:name="T27" style:family="text">
      <style:text-properties fo:color="#2a6099" loext:opacity="100%" fo:font-style="italic" fo:font-weight="bold" officeooo:rsid="0060cd64" style:font-style-asian="italic" style:font-weight-asian="bold" style:font-style-complex="italic" style:font-weight-complex="bold"/>
    </style:style>
    <style:style style:name="T28" style:family="text">
      <style:text-properties fo:color="#2a6099" loext:opacity="100%" fo:font-style="italic" fo:font-weight="bold" officeooo:rsid="005fb279" style:font-style-asian="italic" style:font-weight-asian="bold" style:font-style-complex="italic" style:font-weight-complex="bold"/>
    </style:style>
    <style:style style:name="T29" style:family="text">
      <style:text-properties fo:color="#2a6099" loext:opacity="100%" fo:font-style="italic" fo:font-weight="bold" officeooo:rsid="006b20cb" style:font-style-asian="italic" style:font-weight-asian="bold" style:font-style-complex="italic" style:font-weight-complex="bold"/>
    </style:style>
    <style:style style:name="T30" style:family="text">
      <style:text-properties fo:color="#2a6099" loext:opacity="100%" fo:font-style="italic" fo:font-weight="bold" officeooo:rsid="006b3580" style:font-style-asian="italic" style:font-weight-asian="bold" style:font-style-complex="italic" style:font-weight-complex="bold"/>
    </style:style>
    <style:style style:name="T31" style:family="text">
      <style:text-properties fo:color="#2a6099" loext:opacity="100%" officeooo:rsid="005e9faf"/>
    </style:style>
    <style:style style:name="T32" style:family="text">
      <style:text-properties officeooo:rsid="005bd027"/>
    </style:style>
    <style:style style:name="T33" style:family="text">
      <style:text-properties fo:background-color="#ffff00" loext:char-shading-value="0"/>
    </style:style>
    <style:style style:name="T34" style:family="text">
      <style:text-properties officeooo:rsid="005e9faf" fo:background-color="#ffff00" loext:char-shading-value="0"/>
    </style:style>
    <style:style style:name="T35" style:family="text">
      <style:text-properties officeooo:rsid="005ea9ee" fo:background-color="#ffff00" loext:char-shading-value="0"/>
    </style:style>
    <style:style style:name="T36" style:family="text">
      <style:text-properties fo:background-color="#ffff00" loext:char-shading-value="0"/>
    </style:style>
    <style:style style:name="T37" style:family="text">
      <style:text-properties officeooo:rsid="006794d4" fo:background-color="#ffff00" loext:char-shading-value="0"/>
    </style:style>
    <style:style style:name="T38" style:family="text">
      <style:text-properties officeooo:rsid="0067d6c6" fo:background-color="#ffff00" loext:char-shading-value="0"/>
    </style:style>
    <style:style style:name="T39" style:family="text">
      <style:text-properties officeooo:rsid="005d92f0"/>
    </style:style>
    <style:style style:name="T40" style:family="text">
      <style:text-properties officeooo:rsid="005e9faf"/>
    </style:style>
    <style:style style:name="T41" style:family="text">
      <style:text-properties fo:color="#000000" loext:opacity="100%" officeooo:rsid="005e9faf"/>
    </style:style>
    <style:style style:name="T42" style:family="text">
      <style:text-properties fo:font-weight="normal" style:font-weight-asian="normal" style:font-weight-complex="normal"/>
    </style:style>
    <style:style style:name="T43" style:family="text">
      <style:text-properties fo:font-weight="normal" officeooo:rsid="005af97f" style:font-weight-asian="normal" style:font-weight-complex="normal"/>
    </style:style>
    <style:style style:name="T44" style:family="text">
      <style:text-properties fo:font-weight="normal" fo:background-color="#ffff00" loext:char-shading-value="0"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5e9faf" style:font-weight-asian="bold" style:font-weight-complex="bold"/>
    </style:style>
    <style:style style:name="T47" style:family="text">
      <style:text-properties fo:font-weight="bold" officeooo:rsid="005b0cec" style:font-weight-asian="bold" style:font-weight-complex="bold"/>
    </style:style>
    <style:style style:name="T48" style:family="text">
      <style:text-properties fo:font-weight="bold" officeooo:rsid="005fb279" style:font-weight-asian="bold" style:font-weight-complex="bold"/>
    </style:style>
    <style:style style:name="T49" style:family="text">
      <style:text-properties fo:font-weight="bold" officeooo:rsid="0060cd64" style:font-weight-asian="bold" style:font-weight-complex="bold"/>
    </style:style>
    <style:style style:name="T50" style:family="text">
      <style:text-properties fo:font-weight="bold" officeooo:rsid="0059ab76" style:font-weight-asian="bold" style:font-weight-complex="bold"/>
    </style:style>
    <style:style style:name="T51" style:family="text">
      <style:text-properties fo:font-weight="bold" officeooo:rsid="0060f630" style:font-weight-asian="bold" style:font-weight-complex="bold"/>
    </style:style>
    <style:style style:name="T52" style:family="text">
      <style:text-properties fo:font-weight="bold" officeooo:rsid="0061d9b9" style:font-weight-asian="bold" style:font-weight-complex="bold"/>
    </style:style>
    <style:style style:name="T53" style:family="text">
      <style:text-properties fo:font-weight="bold" officeooo:rsid="00699dc6" style:font-weight-asian="bold" style:font-weight-complex="bold"/>
    </style:style>
    <style:style style:name="T54" style:family="text">
      <style:text-properties fo:font-weight="bold" officeooo:rsid="0023ad53" style:font-weight-asian="bold" style:font-weight-complex="bold"/>
    </style:style>
    <style:style style:name="T55" style:family="text">
      <style:text-properties fo:font-weight="bold" officeooo:rsid="0073b3cb" style:font-weight-asian="bold" style:font-weight-complex="bold"/>
    </style:style>
    <style:style style:name="T56" style:family="text">
      <style:text-properties fo:font-weight="bold" officeooo:rsid="00741c08" style:font-weight-asian="bold" style:font-weight-complex="bold"/>
    </style:style>
    <style:style style:name="T57" style:family="text">
      <style:text-properties fo:font-weight="bold" officeooo:rsid="00759060" style:font-weight-asian="bold" style:font-weight-complex="bold"/>
    </style:style>
    <style:style style:name="T58" style:family="text">
      <style:text-properties fo:font-weight="bold" officeooo:rsid="0076be4c" style:font-weight-asian="bold" style:font-weight-complex="bold"/>
    </style:style>
    <style:style style:name="T59" style:family="text">
      <style:text-properties officeooo:rsid="00404421"/>
    </style:style>
    <style:style style:name="T60" style:family="text">
      <style:text-properties officeooo:rsid="005fb279"/>
    </style:style>
    <style:style style:name="T61" style:family="text">
      <style:text-properties fo:font-style="italic" style:font-style-asian="italic" style:font-style-complex="italic"/>
    </style:style>
    <style:style style:name="T62" style:family="text">
      <style:text-properties fo:font-style="italic" fo:font-weight="bold" officeooo:rsid="005e9faf" style:font-style-asian="italic" style:font-weight-asian="bold" style:font-style-complex="italic" style:font-weight-complex="bold"/>
    </style:style>
    <style:style style:name="T63" style:family="text">
      <style:text-properties fo:font-style="italic" fo:font-weight="bold" officeooo:rsid="005fb279" style:font-style-asian="italic" style:font-weight-asian="bold" style:font-style-complex="italic" style:font-weight-complex="bold"/>
    </style:style>
    <style:style style:name="T64" style:family="text">
      <style:text-properties officeooo:rsid="0060cd64"/>
    </style:style>
    <style:style style:name="T65" style:family="text">
      <style:text-properties officeooo:rsid="0061d9b9"/>
    </style:style>
    <style:style style:name="T66" style:family="text">
      <style:text-properties officeooo:rsid="0065a3e7"/>
    </style:style>
    <style:style style:name="T67" style:family="text">
      <style:text-properties fo:font-style="normal" fo:font-weight="normal" style:font-style-asian="normal" style:font-weight-asian="normal" style:font-style-complex="normal" style:font-weight-complex="normal"/>
    </style:style>
    <style:style style:name="T68" style:family="text">
      <style:text-properties fo:font-style="normal" fo:font-weight="normal" officeooo:rsid="0065a3e7" style:font-style-asian="normal" style:font-weight-asian="normal" style:font-style-complex="normal" style:font-weight-complex="normal"/>
    </style:style>
    <style:style style:name="T69" style:family="text">
      <style:text-properties fo:font-style="normal" fo:font-weight="normal" officeooo:rsid="0065a3e7" fo:background-color="#ffff00" loext:char-shading-value="0" style:font-style-asian="normal" style:font-weight-asian="normal" style:font-style-complex="normal" style:font-weight-complex="normal"/>
    </style:style>
    <style:style style:name="T70" style:family="text">
      <style:text-properties fo:font-style="normal" fo:font-weight="normal" officeooo:rsid="0065a3e7" fo:background-color="transparent" loext:char-shading-value="0" style:font-style-asian="normal" style:font-weight-asian="normal" style:font-style-complex="normal" style:font-weight-complex="normal"/>
    </style:style>
    <style:style style:name="T71" style:family="text">
      <style:text-properties fo:font-style="normal" fo:font-weight="bold" officeooo:rsid="005e9faf" style:font-style-asian="normal" style:font-weight-asian="bold" style:font-style-complex="normal" style:font-weight-complex="bold"/>
    </style:style>
    <style:style style:name="T72" style:family="text">
      <style:text-properties fo:font-style="normal" fo:font-weight="bold" officeooo:rsid="0065a3e7" style:font-style-asian="normal" style:font-weight-asian="bold" style:font-style-complex="normal" style:font-weight-complex="bold"/>
    </style:style>
    <style:style style:name="T73" style:family="text">
      <style:text-properties fo:font-style="normal" fo:font-weight="bold" officeooo:rsid="005fb279" style:font-style-asian="normal" style:font-weight-asian="bold" style:font-style-complex="normal" style:font-weight-complex="bold"/>
    </style:style>
    <style:style style:name="T74" style:family="text">
      <style:text-properties fo:font-style="normal" fo:font-weight="bold" officeooo:rsid="006b20cb" style:font-style-asian="normal" style:font-weight-asian="bold" style:font-style-complex="normal" style:font-weight-complex="bold"/>
    </style:style>
    <style:style style:name="T75" style:family="text">
      <style:text-properties officeooo:rsid="00673e8c"/>
    </style:style>
    <style:style style:name="T76" style:family="text">
      <style:text-properties officeooo:rsid="006794d4"/>
    </style:style>
    <style:style style:name="T77" style:family="text">
      <style:text-properties officeooo:rsid="0067d6c6"/>
    </style:style>
    <style:style style:name="T78" style:family="text">
      <style:text-properties officeooo:rsid="006b20cb"/>
    </style:style>
    <style:style style:name="T79" style:family="text">
      <style:text-properties officeooo:rsid="006fc1fc"/>
    </style:style>
    <style:style style:name="T80" style:family="text">
      <style:text-properties officeooo:rsid="0071bdcc"/>
    </style:style>
    <style:style style:name="T81" style:family="text">
      <style:text-properties officeooo:rsid="0073b3cb"/>
    </style:style>
    <style:style style:name="T82" style:family="text">
      <style:text-properties officeooo:rsid="00755cc1"/>
    </style:style>
    <style:style style:name="T83" style:family="text">
      <style:text-properties officeooo:rsid="00759060"/>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28">Jalon 9 : <text:span text:style-name="T80">T</text:span><text:span text:style-name="T10">rame détaillé du déroulé du POC</text:span></text:p>
      <text:p text:style-name="P27"/>
      <text:p text:style-name="P25"><draw:frame draw:style-name="fr3" draw:name="image6.png" text:anchor-type="as-char" svg:width="10.601cm" svg:height="1.842cm" draw:z-index="18"><draw:image xlink:href="Pictures/100000000000062B0000011581575A5F73A5D6A4.png" xlink:type="simple" xlink:show="embed" xlink:actuate="onLoad" draw:mime-type="image/png"/></draw:frame></text:p>
      <text:p text:style-name="P2"/>
      <text:p text:style-name="P2"/>
      <text:p text:style-name="P29">🖋️ <text:span text:style-name="T1">Créateur : </text:span><text:span text:style-name="T5">Axel MOURILLON – Chef de projet</text:span></text:p>
      <text:p text:style-name="P29">📅 <text:span text:style-name="T1">Date de Création : </text:span><text:span text:style-name="T5">30</text:span><text:span text:style-name="T1">/</text:span><text:span text:style-name="T5">05</text:span><text:span text:style-name="T1">/</text:span><text:span text:style-name="T2">2025</text:span></text:p>
      <text:p text:style-name="P2"/>
      <text:p text:style-name="P29">🖋️ <text:span text:style-name="T9">Dernier m</text:span><text:span text:style-name="T1">odificateur : </text:span><text:span text:style-name="T3">&lt;</text:span><text:span text:style-name="T2">Prénom NOM&gt;</text:span><text:span text:style-name="T3"> – &lt;</text:span><text:span text:style-name="T2">Rôle&gt;</text:span></text:p>
      <text:p text:style-name="P30">📅 <text:span text:style-name="T1">Date de modification : </text:span><text:span text:style-name="T2">JJ</text:span><text:span text:style-name="T1">/</text:span><text:span text:style-name="T2">MM</text:span><text:span text:style-name="T1">/</text:span><text:span text:style-name="T2">2025</text:span></text:p>
      <text:p text:style-name="P30"><text:span text:style-name="T2">🔄 Version : 1.</text:span><text:span text:style-name="T4">0</text:span></text:p>
      <text:p text:style-name="P31"/>
      <text:section text:style-name="Sect1" text:name="Section2">
        <text:p text:style-name="P34"><draw:frame draw:style-name="fr2" draw:name="Image2" text:anchor-type="as-char" svg:y="-0.728cm" svg:width="5.89cm" svg:height="1.669cm" draw:z-index="19"><draw:image xlink:href="Pictures/10000001000001F50000008E5E7BEE69BAE74E54.png" xlink:type="simple" xlink:show="embed" xlink:actuate="onLoad" draw:mime-type="image/png"/></draw:frame></text:p>
        <text:p text:style-name="P24"><draw:frame draw:style-name="fr1" draw:name="Image3" text:anchor-type="as-char" svg:y="-0.466cm" svg:width="6.246cm" svg:height="1.725cm" draw:z-index="20"><draw:image xlink:href="Pictures/10000001000002030000007F431994E204D99CAF.png" xlink:type="simple" xlink:show="embed" xlink:actuate="onLoad" draw:mime-type="image/png"/></draw:frame></text:p>
      </text:section>
      <text:p text:style-name="P35"/>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60">Table des matières</text:p>
          </text:index-title>
          <text:p text:style-name="P58"><text:a xlink:type="simple" xlink:href="#__RefHeading___Toc2581_2368315680" text:style-name="Index_20_Link" text:visited-style-name="Index_20_Link">Table des figures<text:tab/>1</text:a></text:p>
          <text:p text:style-name="P58"><text:a xlink:type="simple" xlink:href="#__RefHeading___Toc395_377169772" text:style-name="Index_20_Link" text:visited-style-name="Index_20_Link">I. Introduction rapide (2–3 min)<text:tab/>2</text:a></text:p>
          <text:p text:style-name="P58"><text:a xlink:type="simple" xlink:href="#__RefHeading___Toc395_377169772%20Copie%201" text:style-name="Index_20_Link" text:visited-style-name="Index_20_Link">II. Présentation de l'architecture<text:tab/>3</text:a></text:p>
          <text:p text:style-name="P58"><text:a xlink:type="simple" xlink:href="#__RefHeading___Toc395_377169772%20Copie%201%20Copie%202" text:style-name="Index_20_Link" text:visited-style-name="Index_20_Link">III. Démonstration commentée<text:tab/>4</text:a></text:p>
          <text:p text:style-name="P59"><text:a xlink:type="simple" xlink:href="#__RefHeading___Toc399_377169772%20Copie%204%20Copie%201%20Copie%201" text:style-name="Index_20_Link" text:visited-style-name="Index_20_Link">A) Accès au site web et présentation<text:tab/>4</text:a></text:p>
          <text:p text:style-name="P59"><text:a xlink:type="simple" xlink:href="#__RefHeading___Toc399_377169772%20Copie%204%20Copie%201%20Copie%201%20Copie%201" text:style-name="Index_20_Link" text:visited-style-name="Index_20_Link">B) Accès SSL VPN sur infrastructure<text:tab/>4</text:a></text:p>
          <text:p text:style-name="P59"><text:a xlink:type="simple" xlink:href="#__RefHeading___Toc399_377169772%20Copie%204%20Copie%201%20Copie%201%20Copie%202" text:style-name="Index_20_Link" text:visited-style-name="Index_20_Link">C) Connexion SSH via bastion sur serveurs<text:tab/>4</text:a></text:p>
          <text:p text:style-name="P59"><text:a xlink:type="simple" xlink:href="#__RefHeading___Toc399_377169772%20Copie%204%20Copie%201%20Copie%201%20Copie%203" text:style-name="Index_20_Link" text:visited-style-name="Index_20_Link">D) Supervision Grafana<text:tab/>5</text:a></text:p>
          <text:p text:style-name="P59"><text:a xlink:type="simple" xlink:href="#__RefHeading___Toc399_377169772%20Copie%204%20Copie%201%20Copie%201%20Copie%204" text:style-name="Index_20_Link" text:visited-style-name="Index_20_Link">E) Restauration VM via PBS, redondance à actions manuelles<text:tab/>6</text:a></text:p>
          <text:p text:style-name="P58"><text:a xlink:type="simple" xlink:href="#__RefHeading___Toc395_377169772%20Copie%201%20Copie%201" text:style-name="Index_20_Link" text:visited-style-name="Index_20_Link">IV. Clôture du POC (2–3 min)<text:tab/>7</text:a></text:p>
          <text:p text:style-name="P58"><text:a xlink:type="simple" xlink:href="#__RefHeading___Toc395_377169772%20Copie%201%20Copie%201%20Copie%201" text:style-name="Index_20_Link" text:visited-style-name="Index_20_Link">V. Questions possibles<text:tab/>8</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36"><text:a xlink:type="simple" xlink:href="#Figure!0%7Csequence" text:style-name="Index_20_Link" text:visited-style-name="Index_20_Link">Figure 1: Exemple de figure<text:tab/>3</text:a></text:p>
        </text:index-body>
      </text:illustration-index>
      <text:p text:style-name="P2"/>
      <text:p text:style-name="P8"/>
      <text:list xml:id="list562657209" text:style-name="L1">
        <text:list-item>
          <text:p text:style-name="P61"><text:bookmark-start text:name="__RefHeading___Toc395_377169772"/>Introduction rapide (2–3 min)<text:bookmark-end text:name="__RefHeading___Toc395_377169772"/></text:p>
        </text:list-item>
      </text:list>
      <text:p text:style-name="P4"/>
      <text:p text:style-name="P37">Matériel : </text:p>
      <text:list text:style-name="L2">
        <text:list-item>
          <text:p text:style-name="P86">2 écrans : A et B</text:p>
        </text:list-item>
        <text:list-item>
          <text:p text:style-name="P86">2 binôme : </text:p>
          <text:list>
            <text:list-item>
              <text:p text:style-name="P86">Binôme A : Hugo et Arthur (écran A)</text:p>
            </text:list-item>
            <text:list-item>
              <text:p text:style-name="P86">Binôme B : Axel et Lois (écran B)</text:p>
            </text:list-item>
          </text:list>
        </text:list-item>
        <text:list-item>
          <text:p text:style-name="P99">En gras <text:span text:style-name="T42">= à afficher sur les écran</text:span></text:p>
        </text:list-item>
        <text:list-item>
          <text:p text:style-name="P100"><text:span text:style-name="T61">LIVE</text:span> <text:span text:style-name="T42">désigne les sections en direct sur un des écrans</text:span></text:p>
        </text:list-item>
        <text:list-item>
          <text:p text:style-name="P102"><text:span text:style-name="T65">P</text:span>enser à utiliser les autres bureaux virtuels</text:p>
        </text:list-item>
      </text:list>
      <text:p text:style-name="P13"/>
      <text:p text:style-name="P13"/>
      <text:p text:style-name="P13"/>
      <text:p text:style-name="P44">Projection d’images pour l’intro </text:p>
      <text:list text:style-name="L3">
        <text:list-item>
          <text:p text:style-name="P101">écran A : Image promotionnel (logo + slogan en gros)</text:p>
        </text:list-item>
        <text:list-item>
          <text:p text:style-name="P101">écran B : Plan de la présentation</text:p>
        </text:list-item>
      </text:list>
      <text:p text:style-name="P13"/>
      <text:p text:style-name="P14">Membres binôme <text:span text:style-name="T32">A → </text:span><text:span text:style-name="T83">1 min</text:span><text:span text:style-name="T32"> </text:span></text:p>
      <text:p text:style-name="P13"/>
      <text:list text:style-name="L4">
        <text:list-item>
          <text:p text:style-name="P80">Contexte du projet Wizards &amp; Dice</text:p>
        </text:list-item>
        <text:list-item>
          <text:p text:style-name="P80">Enjeu : auto-hébergement sécurisé d’un site e-commerce, avec gestion des sauvegardes, supervision et PRA/PCA.</text:p>
        </text:list-item>
        <text:list-item>
          <text:p text:style-name="P80">Public ciblé : étudiants rôlistes / passionnés de fantasy.</text:p>
        </text:list-item>
      </text:list>
      <text:p text:style-name="P57"/>
      <text:p text:style-name="P21">"Bonjour à toutes et à tous. Nous sommes ravis de vous présenter aujourd’hui notre projet tutoré, Wizards &amp; Dice, une plateforme e-commerce auto-hébergée dédiée à l’univers du jeu de rôle. Ce projet nous a permis d’explorer concrètement des thématiques d’infrastructure, de sécurité, de supervision et de plan de reprise d’activité."</text:p>
      <text:p text:style-name="P57"/>
      <text:p text:style-name="P57"/>
      <text:p text:style-name="P15">Membres binôme <text:span text:style-name="T32">B → 30 sec </text:span></text:p>
      <text:p text:style-name="P57"/>
      <text:p text:style-name="P21">"Aujourd’hui, vous allez découvrir le fonctionnement réel de notre architecture à travers une série de démonstrations, commentées en direct. L’objectif est de vous convaincre de la cohérence, de la résilience et de la sécurité de notre solution."</text:p>
      <text:p text:style-name="P57"/>
      <text:p text:style-name="P57"/>
      <text:p text:style-name="P17">Temps total : 1 min <text:span text:style-name="T83">30 sec</text:span></text:p>
      <text:p text:style-name="P57"/>
      <text:p text:style-name="P32"/>
      <text:list xml:id="list134135246867620" text:continue-list="list562657209" text:style-name="L1">
        <text:list-item>
          <text:p text:style-name="P62"><text:bookmark-start text:name="__RefHeading___Toc395_377169772 Copie 1"/>Présentation<text:span text:style-name="T59"> de l'architecture</text:span><text:bookmark-end text:name="__RefHeading___Toc395_377169772 Copie 1"/></text:p>
        </text:list-item>
      </text:list>
      <text:p text:style-name="P51"/>
      <text:p text:style-name="P51"/>
      <text:p text:style-name="P56">Membre binôme A → <text:span text:style-name="T82">2</text:span> min</text:p>
      <text:p text:style-name="P38"><text:span text:style-name="T46">Écran </text:span><text:span text:style-name="T48">A</text:span><text:span text:style-name="T46"> : </text:span><text:span text:style-name="T45">Projection </text:span><text:span text:style-name="T47">d’</text:span><text:span text:style-name="T45">un schéma réseau ou topologique</text:span></text:p>
      <text:p text:style-name="P4">"Voici une vue d’ensemble de notre infrastructure. Elle est répartie sur deux sites : AARD et DRYN. Chaque site dispose d’un hôte Proxmox …</text:p>
      <text:p text:style-name="P4"/>
      <text:p text:style-name="P56">Membre binôme B → <text:span text:style-name="T82">1 min</text:span></text:p>
      <text:p text:style-name="P42"><text:span text:style-name="T40">Écran </text:span><text:span text:style-name="T60">B</text:span><text:span text:style-name="T40"> : </text:span><text:span text:style-name="T39">P</text:span><text:span text:style-name="T13">résentation d’un</text:span> schéma d<text:span text:style-name="T13">u</text:span> trafic <text:span text:style-name="T13">d’un</text:span> utilisateur classique (acheteur) :</text:p>
      <text:list xml:id="list2500786848" text:style-name="L5">
        <text:list-header>
          <text:p text:style-name="P103">Flux réseau</text:p>
          <text:list>
            <text:list-header>
              <text:p text:style-name="P87"><text:span text:style-name="T42">Client → </text:span><text:span text:style-name="T43">Externe </text:span><text:span text:style-name="T42">DNS → Reverse Proxy → WordPress </text:span></text:p>
            </text:list-header>
          </text:list>
        </text:list-header>
      </text:list>
      <text:p text:style-name="P53">"Quand un client veut se rendre sur notre site, ..."</text:p>
      <text:p text:style-name="P47"/>
      <text:p text:style-name="P56">Membre binôme A → 30 sec</text:p>
      <text:p text:style-name="P43"><text:span text:style-name="T40">Écran </text:span><text:span text:style-name="T60">A</text:span><text:span text:style-name="T40"> : S</text:span>chéma d<text:span text:style-name="T13">u</text:span> trafic <text:span text:style-name="T13">d’un</text:span> utilisateur classique <text:span text:style-name="T39">⇒ Zoom sur le pare-feu et le reverse proxy</text:span></text:p>
      <text:list xml:id="list134136228060311" text:continue-numbering="true" text:style-name="L5">
        <text:list-header>
          <text:p text:style-name="P90">Aspects de sécurité à faire apparaître sur le schéma</text:p>
          <text:list text:continue-numbering="true">
            <text:list-header>
              <text:p text:style-name="P87">Sécurisation HTTPS + filtrage</text:p>
            </text:list-header>
          </text:list>
        </text:list-header>
      </text:list>
      <text:p text:style-name="P48"><text:span text:style-name="T39">"Au moment du passage du pare-feu, </text:span><text:span text:style-name="T15">[filtrage …]</text:span><text:span text:style-name="T39">"</text:span></text:p>
      <text:p text:style-name="P53">"Puis à l’arrivé au Reverse Proxy<text:span text:style-name="T14"> [HTTPS ...]</text:span> "</text:p>
      <text:p text:style-name="P47"/>
      <text:p text:style-name="P49"><text:span text:style-name="T34">Membre binôme </text:span><text:span text:style-name="T35">B</text:span><text:span text:style-name="T34"> → 30 sec</text:span></text:p>
      <text:p text:style-name="P43"><text:span text:style-name="T40">Écran </text:span><text:span text:style-name="T60">B</text:span><text:span text:style-name="T40"> : S</text:span>chéma d<text:span text:style-name="T13">u</text:span> trafic <text:span text:style-name="T40">en interne au moment du passage d’une commande</text:span></text:p>
      <text:list xml:id="list134136739932826" text:continue-numbering="true" text:style-name="L5">
        <text:list-header>
          <text:p text:style-name="P104">Flux interne au moment d’une commande <text:span text:style-name="T40">simplifié (pas trop tech)</text:span></text:p>
          <text:list text:continue-numbering="true">
            <text:list-header>
              <text:p text:style-name="P105">Commande <text:span text:style-name="T13">sur le site </text:span>→ BDD → Mail de confirmation <text:span text:style-name="T13">au client</text:span></text:p>
            </text:list-header>
          </text:list>
        </text:list-header>
      </text:list>
      <text:p text:style-name="P54">"<text:span text:style-name="T41">Quand un client décide de passer commande ...</text:span>"</text:p>
      <text:p text:style-name="P6"/>
      <text:p text:style-name="P84">Temps total : 2 min <text:span text:style-name="T81">30</text:span> <text:span text:style-name="T81">sec</text:span></text:p>
      <text:p text:style-name="P3"/>
      <text:p text:style-name="P3"/>
      <text:list xml:id="list134136879796665" text:continue-list="list134135246867620" text:style-name="L1">
        <text:list-item>
          <text:p text:style-name="P62"><text:bookmark-start text:name="__RefHeading___Toc395_377169772 Copie 1 Copie 2"/>Démonstration commentée<text:bookmark-end text:name="__RefHeading___Toc395_377169772 Copie 1 Copie 2"/></text:p>
        </text:list-item>
      </text:list>
      <text:p text:style-name="P50"/>
      <text:p text:style-name="P50"/>
      <text:list xml:id="list866489547" text:style-name="L6">
        <text:list-item>
          <text:p text:style-name="P65"><text:bookmark-start text:name="__RefHeading___Toc399_377169772 Copie 4 Copie 1 Copie 1"/>Accès au site web et présentation<text:bookmark-end text:name="__RefHeading___Toc399_377169772 Copie 4 Copie 1 Copie 1"/></text:p>
        </text:list-item>
      </text:list>
      <text:p text:style-name="P10"/>
      <text:p text:style-name="P40">Binôme A :</text:p>
      <text:list xml:id="list3823846374" text:style-name="L7">
        <text:list-item>
          <text:p text:style-name="P91">Hugo manipule </text:p>
        </text:list-item>
        <text:list-item>
          <text:p text:style-name="P91">Arthur commente</text:p>
        </text:list-item>
      </text:list>
      <text:p text:style-name="P120"><text:span text:style-name="T46">Écran </text:span><text:span text:style-name="T49">A</text:span><text:span text:style-name="T46"> : <text:s/>LIVE </text:span><text:span text:style-name="T71">– </text:span><text:span text:style-name="T72">présentation du site côté utilisateur</text:span></text:p>
      <text:list text:style-name="L11">
        <text:list-item>
          <text:p text:style-name="P83"><text:span text:style-name="T25">D</text:span><text:span text:style-name="T24">epuis un navigateur web, entrer "</text:span><text:a xlink:type="simple" xlink:href="http://www.wizardsndice.fr/" text:style-name="Internet_20_link" text:visited-style-name="Visited_20_Internet_20_Link">www.wizardsndice.fr</text:a><text:span text:style-name="T24">" </text:span></text:p>
        </text:list-item>
        <text:list-item>
          <text:p text:style-name="P111">Présenter la structure du site : <text:span text:style-name="T78">très rapidement</text:span></text:p>
        </text:list-item>
      </text:list>
      <text:list xml:id="list2003783241" text:style-name="L12">
        <text:list-item>
          <text:list>
            <text:list-item>
              <text:p text:style-name="P112">Page d’accueil</text:p>
            </text:list-item>
            <text:list-item>
              <text:p text:style-name="P112">Page boutique </text:p>
            </text:list-item>
            <text:list-item>
              <text:p text:style-name="P112">Page forum </text:p>
            </text:list-item>
            <text:list-item>
              <text:p text:style-name="P112">Page autres : Le classique des sites webs (comptes, à propos, etc)</text:p>
            </text:list-item>
            <text:list-item>
              <text:p text:style-name="P116"><text:span text:style-name="T42">Conformité : CGV, Mentions légales, etc</text:span></text:p>
            </text:list-item>
          </text:list>
        </text:list-item>
      </text:list>
      <text:p text:style-name="P93"/>
      <text:p text:style-name="P5">"Nous accédons ici à notre site e-commerce via un reverse proxy configuré en HTTPS. Ce proxy permet de centraliser les flux web et de filtrer certaines requêtes. Le certificat SSL est auto-généré et renouvelable."</text:p>
      <text:p text:style-name="P5"/>
      <text:p text:style-name="P18">Temps estimé : <text:span text:style-name="T82">3</text:span><text:span text:style-name="T11"> </text:span><text:span text:style-name="T12">min </text:span></text:p>
      <text:p text:style-name="P50"/>
      <text:p text:style-name="P50"/>
      <text:list xml:id="list134137254971065" text:continue-list="list866489547" text:style-name="L6">
        <text:list-item>
          <text:p text:style-name="P66"><text:bookmark-start text:name="__RefHeading___Toc399_377169772 Copie 4 Copie 1 Copie 1 Copie 1"/>Accès SSL VPN sur infrastructure <text:bookmark-end text:name="__RefHeading___Toc399_377169772 Copie 4 Copie 1 Copie 1 Copie 1"/></text:p>
        </text:list-item>
      </text:list>
      <text:p text:style-name="P11"/>
      <text:p text:style-name="P40">Binôme B :</text:p>
      <text:list xml:id="list134135803738436" text:continue-list="list3823846374" text:style-name="L7">
        <text:list-item>
          <text:p text:style-name="P91">Loïs manipule</text:p>
        </text:list-item>
        <text:list-item>
          <text:p text:style-name="P91">Axel commente</text:p>
        </text:list-item>
      </text:list>
      <text:p text:style-name="P119"><text:span text:style-name="T46">Écran </text:span><text:span text:style-name="T48">B</text:span><text:span text:style-name="T46"> : LIVE </text:span><text:span text:style-name="T71">– parcours admin : </text:span><text:span text:style-name="T72">VPN</text:span></text:p>
      <text:list text:style-name="L13">
        <text:list-item>
          <text:p text:style-name="P113"><text:span text:style-name="T40">D</text:span>epuis le bureau, ouvrir le VPN SSL<text:span text:style-name="T36"> (StormShield / OpenVPN ?)</text:span></text:p>
        </text:list-item>
        <text:list-item>
          <text:p text:style-name="P115">Entrer les identifiants : <text:span text:style-name="T33">LDAP ?</text:span></text:p>
        </text:list-item>
        <text:list-item>
          <text:p text:style-name="P115">Commande "nslookup google.com" pour montrer que c’est notre DNS qui donne : on est bien connecté</text:p>
        </text:list-item>
        <text:list-item>
          <text:p text:style-name="P118"><text:span text:style-name="T42">Commande "ping </text:span><text:span text:style-name="T44">XXXX</text:span><text:span text:style-name="T42">" pour montrer qu’il y a du filtrage : le ping doit échouer</text:span></text:p>
        </text:list-item>
      </text:list>
      <text:p text:style-name="P117"/>
      <text:p text:style-name="P77">"Pour administrer notre infrastructure, un admin doit d’abord se connecter au VPN <text:span text:style-name="T36">StormShield / OpenVPN ?</text:span>, grâce à ses identifiants Univention (= AD). Être connecté ne veut pas dire avoir à tout, nous avons mis une deuxième couche de sécurité avec du filtrage"</text:p>
      <text:p text:style-name="P9"/>
      <text:p text:style-name="P19">Temps estimé : 1<text:span text:style-name="T12"> min </text:span></text:p>
      <text:p text:style-name="P50"/>
      <text:p text:style-name="P50"/>
      <text:list xml:id="list134135614158419" text:continue-list="list134137254971065" text:style-name="L6">
        <text:list-item>
          <text:p text:style-name="P66"><text:bookmark-start text:name="__RefHeading___Toc399_377169772 Copie 4 Copie 1 Copie 1 Copie 2"/>Connexion SSH via bastion sur serveurs <text:bookmark-end text:name="__RefHeading___Toc399_377169772 Copie 4 Copie 1 Copie 1 Copie 2"/></text:p>
        </text:list-item>
      </text:list>
      <text:p text:style-name="P33"/>
      <text:p text:style-name="P40"><text:soft-page-break/>Binôme B :</text:p>
      <text:list xml:id="list134137043307343" text:continue-list="list134135803738436" text:style-name="L7">
        <text:list-item>
          <text:p text:style-name="P91">Loïs manipule</text:p>
        </text:list-item>
        <text:list-item>
          <text:p text:style-name="P91">Axel commente</text:p>
        </text:list-item>
      </text:list>
      <text:p text:style-name="P20"><text:span text:style-name="T16">Écran </text:span><text:span text:style-name="T17">B</text:span><text:span text:style-name="T16"> : </text:span><text:span text:style-name="T17">LIVE </text:span><text:span text:style-name="T20">– p</text:span><text:span text:style-name="T19">arcours admin : </text:span><text:span text:style-name="T21">réseau interne</text:span></text:p>
      <text:list xml:id="list3624451786" text:style-name="L8">
        <text:list-item>
          <text:p text:style-name="P88"><text:span text:style-name="T66">Connexion au</text:span> <text:span text:style-name="T66">b</text:span>astion <text:span text:style-name="T66">via Guacamole :</text:span><text:span text:style-name="T70"> </text:span><text:span text:style-name="T69">LDAP ? + MFA ?</text:span></text:p>
          <text:list>
            <text:list-header>
              <text:p text:style-name="P106"><text:span text:style-name="T68">Montrer rapidement la structure organisationnelle des serveurs sur Guacamole (</text:span><text:span text:style-name="T67">approche par VLAN/réseau)</text:span></text:p>
            </text:list-header>
          </text:list>
        </text:list-item>
        <text:list-item>
          <text:p text:style-name="P98">Commande "ping <text:span text:style-name="T36">XXXX</text:span>" pour montrer qu’il y a du filtrage : le ping doit réussir</text:p>
        </text:list-item>
        <text:list-item>
          <text:p text:style-name="P88"><text:span text:style-name="T66">Connexion à Proxmox :</text:span><text:span text:style-name="T70"> </text:span><text:span text:style-name="T69">LDAP ?</text:span></text:p>
          <text:list>
            <text:list-header>
              <text:p text:style-name="P106"><text:span text:style-name="T68">Montrer rapidement la structure organisationnelle des serveurs sur Proxmox (utilisation des étiquettes)</text:span></text:p>
            </text:list-header>
          </text:list>
        </text:list-item>
        <text:list-item>
          <text:p text:style-name="P88"><text:span text:style-name="T66">Accès à une</text:span> VM : S<text:span text:style-name="T66">RV-AARD-WEB ? (pas plus de manip</text:span></text:p>
        </text:list-item>
      </text:list>
      <text:p text:style-name="P93"/>
      <text:p text:style-name="P74">"Tous les accès d’administration passent par cette VM bastion. L’accès se fait uniquement par authentification, avec filtrage IP. <text:span text:style-name="T66">De plus, </text:span>chaque action est loggée pour audit. C’est une porte d’entrée unique, durcie. "</text:p>
      <text:p text:style-name="P9"/>
      <text:p text:style-name="P18">Temps estimé : <text:span text:style-name="T82">3</text:span><text:span text:style-name="T11"> </text:span><text:span text:style-name="T12">min </text:span></text:p>
      <text:p text:style-name="P50"/>
      <text:p text:style-name="P50"/>
      <text:list xml:id="list134136221661151" text:continue-list="list134135614158419" text:style-name="L6">
        <text:list-item>
          <text:p text:style-name="P66"><text:bookmark-start text:name="__RefHeading___Toc399_377169772 Copie 4 Copie 1 Copie 1 Copie 3"/>Supervision Grafana <text:bookmark-end text:name="__RefHeading___Toc399_377169772 Copie 4 Copie 1 Copie 1 Copie 3"/></text:p>
        </text:list-item>
      </text:list>
      <text:p text:style-name="P39"/>
      <text:p text:style-name="P41">Binôme A :</text:p>
      <text:list xml:id="list134135455125293" text:continue-list="list134137043307343" text:style-name="L7">
        <text:list-item>
          <text:p text:style-name="P92">Arthur manipule </text:p>
        </text:list-item>
        <text:list-item>
          <text:p text:style-name="P92">Hugo commente</text:p>
        </text:list-item>
      </text:list>
      <text:p text:style-name="P7"><text:span text:style-name="T26">Écran </text:span><text:span text:style-name="T27">A</text:span><text:span text:style-name="T26"> :</text:span></text:p>
      <text:list text:style-name="L14">
        <text:list-header>
          <text:p text:style-name="P109">Depuis la page d’accueil de Grafana, montrer : <text:span text:style-name="T37">SPÉCIFIER UN PEU MIEUX</text:span></text:p>
        </text:list-header>
      </text:list>
      <text:list text:style-name="L9">
        <text:list-item>
          <text:list>
            <text:list-item>
              <text:p text:style-name="P107"><text:span text:style-name="T75">M</text:span>onitoring </text:p>
            </text:list-item>
            <text:list-item>
              <text:p text:style-name="P107"><text:span text:style-name="T76">D</text:span>ashboard sur le serveur web </text:p>
            </text:list-item>
            <text:list-item>
              <text:p text:style-name="P108">Logs : </text:p>
              <text:list>
                <text:list-item>
                  <text:p text:style-name="P108"><text:span text:style-name="T75">G</text:span>énérés <text:span text:style-name="T66">par parcours admin</text:span> <text:span text:style-name="T75">(faire une recherche, montrer les heures des logs)</text:span></text:p>
                </text:list-item>
                <text:list-item>
                  <text:p text:style-name="P108"><text:span text:style-name="T75">R</text:span>emontée des logs du <text:span text:style-name="T75">WAF : </text:span>modsec</text:p>
                </text:list-item>
              </text:list>
            </text:list-item>
          </text:list>
        </text:list-item>
      </text:list>
      <text:p text:style-name="P9"/>
      <text:p text:style-name="P9">"Voici notre dashboard Grafana. Il collecte les logs via <text:span text:style-name="T77">les utilitaires</text:span> Promtail et Loki. On y retrouve les événements système, les erreurs Apache, les alertes de sécurité, les connexions SSH... tout est centralisé."</text:p>
      <text:p text:style-name="P52"/>
      <text:p text:style-name="P55"><text:span text:style-name="T40">T</text:span>emps estimé : <text:span text:style-name="T82">5</text:span> min</text:p>
      <text:p text:style-name="P50"/>
      <text:p text:style-name="P50"/>
      <text:list xml:id="list134137266243508" text:continue-list="list134136221661151" text:style-name="L6">
        <text:list-item>
          <text:p text:style-name="P67"><text:bookmark-start text:name="__RefHeading___Toc399_377169772 Copie 4 Copie 1 Copie 1 Copie 4"/>Restauration VM via PBS, <text:span text:style-name="T77">redondance à <text:tab/>actions manuelles</text:span><text:bookmark-end text:name="__RefHeading___Toc399_377169772 Copie 4 Copie 1 Copie 1 Copie 4"/></text:p>
        </text:list-item>
      </text:list>
      <text:p text:style-name="P11"/>
      <text:p text:style-name="P46">Enchaînement : <text:span text:style-name="T64">côté</text:span> <text:span text:style-name="T64">B 1è</text:span> &gt; <text:span text:style-name="T64">côté</text:span> <text:span text:style-name="T64">A</text:span> &gt; <text:span text:style-name="T64">côté</text:span> <text:span text:style-name="T64">B 2è</text:span></text:p>
      <text:p text:style-name="P9"/>
      <text:section text:style-name="Sect1" text:name="Section1">
        <text:p text:style-name="P45"><text:span text:style-name="T64">côté</text:span> <text:span text:style-name="T64">B 1è :</text:span></text:p>
        <text:p text:style-name="P41">Binôme B :</text:p>
        <text:list xml:id="list134135383078952" text:continue-list="list134135455125293" text:style-name="L7">
          <text:list-item>
            <text:p text:style-name="P92">Axel manipule</text:p>
          </text:list-item>
          <text:list-item>
            <text:p text:style-name="P92">Loïs commente</text:p>
          </text:list-item>
        </text:list>
        <text:p text:style-name="P89"><text:span text:style-name="T62">Écran </text:span><text:span text:style-name="T63">B</text:span><text:span text:style-name="T62"> : </text:span><text:span text:style-name="T63">LIVE </text:span><text:span text:style-name="T73">– </text:span><text:span text:style-name="T74">Début restauration</text:span></text:p>
        <text:list text:style-name="L15">
          <text:list-item>
            <text:p text:style-name="P110"><text:span text:style-name="T40">P</text:span>rendre une VM non-critique : <text:span text:style-name="T36">XXXX</text:span></text:p>
          </text:list-item>
          <text:list-item>
            <text:p text:style-name="P110">La supprimer </text:p>
          </text:list-item>
          <text:list-item>
            <text:p text:style-name="P110">Faire le parcours de restauration</text:p>
          </text:list-item>
        </text:list>
        <text:list text:style-name="L16">
          <text:list-item>
            <text:p text:style-name="P114">QUOI FAIRE</text:p>
          </text:list-item>
        </text:list>
        <text:p text:style-name="P93"/>
        <text:p text:style-name="P9">"En cas de sinistre, nous pouvons restaurer <text:span text:style-name="T77">les</text:span> machine<text:span text:style-name="T77">s</text:span> virtuelle<text:span text:style-name="T77">s</text:span> depuis Proxmox Backup Server. Ici, nous simulons une restauration du serveur <text:span text:style-name="T38">XXXX</text:span>. Ce processus est documenté et réalisable en moins de <text:span text:style-name="T38">YYY</text:span><text:span text:style-name="T77"> </text:span><text:span text:style-name="T36">h</text:span><text:span text:style-name="T38">eures</text:span>."</text:p>
        <text:p text:style-name="P9">=&gt; <text:span text:style-name="T77">R</text:span>ester évasif : ouvrir <text:span text:style-name="T77">pour des </text:span>questions</text:p>
        <text:p text:style-name="P9"/>
        <text:p text:style-name="P16"><text:span text:style-name="T64">Temps estimé : </text:span><text:span text:style-name="T82">2</text:span> <text:span text:style-name="T12">min </text:span></text:p>
        <text:p text:style-name="P9"/>
        <text:p text:style-name="P9"/>
        <text:p text:style-name="P9"/>
        <text:p text:style-name="P45"><text:span text:style-name="T64">côté</text:span> <text:span text:style-name="T64">B 2è :</text:span></text:p>
        <text:p text:style-name="P41">Binôme B :</text:p>
        <text:list xml:id="list134136313247408" text:continue-list="list134135383078952" text:style-name="L7">
          <text:list-item>
            <text:p text:style-name="P92">Axel manipule</text:p>
          </text:list-item>
          <text:list-item>
            <text:p text:style-name="P92">Loïs commente</text:p>
          </text:list-item>
        </text:list>
        <text:p text:style-name="P7"/>
        <text:p text:style-name="P121"><text:span text:style-name="T46">Écran </text:span><text:span text:style-name="T48">B</text:span><text:span text:style-name="T46"> : </text:span><text:span text:style-name="T48">LIVE </text:span><text:span text:style-name="T73">– </text:span><text:span text:style-name="T74">Fin restauration</text:span></text:p>
        <text:list xml:id="list2633574060" text:style-name="L20">
          <text:list-item>
            <text:p text:style-name="P95">Depuis Guacamole, se connecter à la VM tout juste restauré</text:p>
          </text:list-item>
          <text:list-item>
            <text:p text:style-name="P95">Commande "ping google.com" : ça marche</text:p>
          </text:list-item>
        </text:list>
        <text:p text:style-name="P39"/>
        <text:p text:style-name="P78">"Comme vous le voyez, la VM précédemment sinistrée a été restauré correctement"</text:p>
        <text:p text:style-name="P12"/>
        <text:p text:style-name="P9"><text:span text:style-name="T49">Temps estimé : </text:span><text:span text:style-name="T53">1</text:span><text:span text:style-name="T45"> </text:span><text:span text:style-name="T50">min </text:span></text:p>
        <text:p text:style-name="P45"><text:span text:style-name="T64">côté</text:span> <text:span text:style-name="T64">A</text:span> </text:p>
        <text:p text:style-name="P12"/>
        <text:p text:style-name="P41">Binôme A :</text:p>
        <text:list xml:id="list134135729817320" text:continue-list="list134136313247408" text:style-name="L7">
          <text:list-item>
            <text:p text:style-name="P92">Hugo manipule </text:p>
          </text:list-item>
          <text:list-item>
            <text:p text:style-name="P92">Arthur commente</text:p>
          </text:list-item>
        </text:list>
        <text:p text:style-name="P71"><text:span text:style-name="T26">Écran </text:span><text:span text:style-name="T27">A</text:span><text:span text:style-name="T26"> : </text:span><text:span text:style-name="T28">LIVE</text:span><text:span text:style-name="T20"> – </text:span><text:span text:style-name="T22">MàJ d’IP du domaine</text:span></text:p>
        <text:list text:style-name="L18">
          <text:list-item>
            <text:p text:style-name="P97">Depuis Grafana, avec le serveur web éteint, montrer la remontée sur la supervision</text:p>
            <text:p text:style-name="P122">OU</text:p>
            <text:p text:style-name="P96">Depuis la boîte mail, montrer le mail d’alerte de perte du serveur Web (car éteint) </text:p>
          </text:list-item>
          <text:list-item>
            <text:p text:style-name="P96">Parcours de changement de l’IP du domaine</text:p>
          </text:list-item>
        </text:list>
        <text:list text:style-name="L19">
          <text:list-item>
            <text:p text:style-name="P123">QUOI FAIRE</text:p>
          </text:list-item>
          <text:list-item>
            <text:p text:style-name="P123">…</text:p>
            <text:p text:style-name="P128">NE <text:span text:style-name="T77">PAS</text:span><text:span text:style-name="T11"> valider les opérations côté OVH</text:span></text:p>
          </text:list-item>
        </text:list>
        <text:p text:style-name="P12"/>
        <text:p text:style-name="P12">"Nous pouvons détecter les downtimes du conteneur du serveur WEB avec Grafana, qui envoie une alerte mail en cas de panne. On peut réagir par le changement manuel de l’adresse IP associée au nom de domaine sur OVH. Il aurait fallu mutualiser cette alerte sur tous nos hôtes et il aurait fallu automatiser la bascule vers l’infrastructure secondaire, mais on apporte une certaine résilience malgré tout…" </text:p>
        <text:p text:style-name="P12"/>
        <text:p text:style-name="P12"><text:span text:style-name="T49">Temps estimé : 3</text:span><text:span text:style-name="T45"> </text:span><text:span text:style-name="T50">min </text:span></text:p>
        <text:p text:style-name="P5"/>
        <text:p text:style-name="P5"/>
        <text:p text:style-name="P5"/>
        <text:p text:style-name="P5"/>
        <text:p text:style-name="P5"/>
        <text:p text:style-name="P5"/>
      </text:section>
      <text:p text:style-name="P5"/>
      <text:p text:style-name="P76"><text:span text:style-name="T49">Temps </text:span><text:span text:style-name="T52">E)</text:span><text:span text:style-name="T51"> </text:span><text:span text:style-name="T49">estimé : </text:span><text:span text:style-name="T57">6</text:span><text:span text:style-name="T45"> </text:span><text:span text:style-name="T50">min </text:span></text:p>
      <text:p text:style-name="P81"/>
      <text:p text:style-name="P81"/>
      <text:list xml:id="list134135687312760" text:continue-list="list134136879796665" text:style-name="L1">
        <text:list-item>
          <text:p text:style-name="P63"><text:bookmark-start text:name="__RefHeading___Toc395_377169772 Copie 1 Copie 1"/>Clôture du POC<text:bookmark-end text:name="__RefHeading___Toc395_377169772 Copie 1 Copie 1"/></text:p>
        </text:list-item>
      </text:list>
      <text:p text:style-name="P5"/>
      <text:p text:style-name="P72"><text:span text:style-name="T26">Écran </text:span><text:span text:style-name="T29">A</text:span><text:span text:style-name="T26"> : </text:span><text:span text:style-name="T23">image de conclusion (roadmap)</text:span></text:p>
      <text:p text:style-name="P72"><text:span text:style-name="T30"/></text:p>
      <text:list text:style-name="L10">
        <text:list-item>
          <text:p text:style-name="P68">Conclusion</text:p>
        </text:list-item>
        <text:list-item>
          <text:p text:style-name="P68">Ce que on a pas fait et qu’on pourrait faire</text:p>
        </text:list-item>
        <text:list-item>
          <text:p text:style-name="P68">Ouverture</text:p>
        </text:list-item>
      </text:list>
      <text:p text:style-name="P5"/>
      <text:p text:style-name="P5">"Pour conclure, nous espérons vous avoir montré qu’un projet auto-hébergé peut atteindre un bon niveau de résilience et de sécurité, même dans un contexte étudiant. L’approche multi-site, la centralisation des logs, le PRA testé, et les outils d’audit rendent la solution fiable et exploitable."</text:p>
      <text:p text:style-name="P126"/>
      <text:p text:style-name="P127"><text:span text:style-name="T40">Temps estimé : </text:span><text:span text:style-name="T81">2</text:span><text:span text:style-name="T40"> min </text:span></text:p>
      <text:p text:style-name="P126"/>
      <text:p text:style-name="P82"><text:span text:style-name="T16">Écran </text:span><text:span text:style-name="T18">A : </text:span><text:span text:style-name="T22">image "Merci de votre écoute"</text:span></text:p>
      <text:p text:style-name="P82"><text:span text:style-name="T16">Écran </text:span><text:span text:style-name="T18">B</text:span><text:span text:style-name="T16"> : </text:span><text:span text:style-name="T22">image "Des questions ?"</text:span></text:p>
      <text:p text:style-name="P5"/>
      <text:p text:style-name="P5"/>
      <text:p text:style-name="P79"><text:span text:style-name="T49">T</text:span><text:span text:style-name="T52">EMPS TOTAL </text:span><text:span text:style-name="T49">estimé : </text:span><text:span text:style-name="T58">24</text:span><text:span text:style-name="T56"> min </text:span><text:span text:style-name="T58">(= 6 min de marge)</text:span></text:p>
      <text:p text:style-name="P5"/>
      <text:p text:style-name="P5"/>
      <text:list xml:id="list134136481548162" text:continue-list="list134135687312760" text:style-name="L1">
        <text:list-item>
          <text:p text:style-name="P64"><text:bookmark-start text:name="__RefHeading___Toc395_377169772 Copie 1 Copie 1 Copie 1"/>Questions possibles <text:bookmark-end text:name="__RefHeading___Toc395_377169772 Copie 1 Copie 1 Copie 1"/></text:p>
        </text:list-item>
      </text:list>
      <text:p text:style-name="P70"/>
      <text:p text:style-name="P70"/>
      <text:list xml:id="list2101273857" text:style-name="L21">
        <text:list-item>
          <text:p text:style-name="P124"><text:span text:style-name="T6">Pourquoi la redondance n’est pas automatique ?</text:span></text:p>
        </text:list-item>
        <text:list-item>
          <text:p text:style-name="P129"><text:span text:style-name="T1">Pourquoi le site il est "nul" (sera mieux formulé par la personne posant la questions) ?</text:span></text:p>
        </text:list-item>
        <text:list-item>
          <text:p text:style-name="P129"><text:span text:style-name="T1">Pourquoi les alertes sont par mail ? </text:span></text:p>
        </text:list-item>
        <text:list-item>
          <text:p text:style-name="P130"><text:span text:style-name="T1">chépafrèr</text:span></text:p>
        </text:list-item>
      </text:list>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fc1fc"/>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3"><draw:image xlink:href="Pictures/10000000000004030000011A2B7FA017DDC64D01.png" xlink:type="simple" xlink:show="embed" xlink:actuate="onLoad" draw:mime-type="image/png"/></draw:frame><text:span text:style-name="MT1">Wizards &amp; Dice</text:span></text:p>
        <text:p text:style-name="MP1">Trame détaillé du déroulé du POC</text:p>
      </style:header>
      <style:footer>
        <text:p text:style-name="MP2"><draw:frame draw:style-name="Mfr2" draw:name="image4.png" text:anchor-type="char" svg:x="-1.154cm" svg:y="-0.46cm" svg:width="11.947cm" svg:height="1.891cm" draw:z-index="11"><draw:image xlink:href="Pictures/100000000000044E000000ADE9B20DD971A4C636.png" xlink:type="simple" xlink:show="embed" xlink:actuate="onLoad" draw:mime-type="image/png"/></draw:frame><text:page-number text:select-page="current">8</text:page-number><text:s/>/ <text:span text:style-name="MT2">8</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5-31T13:41:32.575000000</dc:date>
    <meta:editing-duration>PT13H13M56S</meta:editing-duration>
    <meta:editing-cycles>87</meta:editing-cycles>
    <meta:document-statistic meta:table-count="0" meta:image-count="7" meta:object-count="0" meta:page-count="10" meta:paragraph-count="172" meta:word-count="1464" meta:character-count="8063" meta:non-whitespace-character-count="6803"/>
  </office:meta>
</office:document-meta>
</file>